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8" style:family="table">
      <style:table-properties style:width="6.8674in" fo:margin-left="0in" fo:margin-top="0in" fo:margin-bottom="0in" table:align="left" style:writing-mode="lr-tb"/>
    </style:style>
    <style:style style:name="Table38.A" style:family="table-column">
      <style:table-column-properties style:column-width="2.2889in"/>
    </style:style>
    <style:style style:name="Table38.B" style:family="table-column">
      <style:table-column-properties style:column-width="4.5785in"/>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38.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6"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715in"/>
    </style:style>
    <style:style style:name="Table132.B" style:family="table-column">
      <style:table-column-properties style:column-width="2.7965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715in"/>
    </style:style>
    <style:style style:name="Table133.B" style:family="table-column">
      <style:table-column-properties style:column-width="2.7965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514in"/>
    </style:style>
    <style:style style:name="Table134.B" style:family="table-column">
      <style:table-column-properties style:column-width="2.8167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142" style:family="table">
      <style:table-properties style:width="6.8681in" fo:margin-left="0in" fo:margin-top="0in" fo:margin-bottom="0in" table:align="left" style:writing-mode="lr-tb"/>
    </style:style>
    <style:style style:name="Table142.A" style:family="table-column">
      <style:table-column-properties style:column-width="4.0514in"/>
    </style:style>
    <style:style style:name="Table142.B" style:family="table-column">
      <style:table-column-properties style:column-width="2.8167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44" style:family="table">
      <style:table-properties style:width="6.8681in" fo:margin-left="0in" fo:margin-top="0in" fo:margin-bottom="0in" table:align="left" style:writing-mode="lr-tb"/>
    </style:style>
    <style:style style:name="Table144.A" style:family="table-column">
      <style:table-column-properties style:column-width="4.0514in"/>
    </style:style>
    <style:style style:name="Table144.B" style:family="table-column">
      <style:table-column-properties style:column-width="2.8167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6" style:family="table">
      <style:table-properties style:width="6.8681in" fo:margin-left="0in" fo:margin-top="0in" fo:margin-bottom="0in" table:align="left" style:writing-mode="lr-tb"/>
    </style:style>
    <style:style style:name="Table146.A" style:family="table-column">
      <style:table-column-properties style:column-width="4.0514in"/>
    </style:style>
    <style:style style:name="Table146.B" style:family="table-column">
      <style:table-column-properties style:column-width="2.8167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8" style:family="table">
      <style:table-properties style:width="6.8681in" fo:margin-left="0in" fo:margin-top="0in" fo:margin-bottom="0in" table:align="left" style:writing-mode="lr-tb"/>
    </style:style>
    <style:style style:name="Table148.A" style:family="table-column">
      <style:table-column-properties style:column-width="4.0403in"/>
    </style:style>
    <style:style style:name="Table148.B" style:family="table-column">
      <style:table-column-properties style:column-width="2.8278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4.0403in"/>
    </style:style>
    <style:style style:name="Table149.B" style:family="table-column">
      <style:table-column-properties style:column-width="2.8278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Example">
      <style:paragraph-properties style:line-height-at-least="0.1945in"/>
    </style:style>
    <style:style style:name="P12" style:family="paragraph" style:parent-style-name="Example">
      <style:text-properties fo:font-style="italic" style:font-style-asian="italic"/>
    </style:style>
    <style:style style:name="P13" style:family="paragraph" style:parent-style-name="Example">
      <style:paragraph-properties style:line-height-at-least="0.1945in"/>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style:text-properties style:font-name="Courier New" style:font-name-complex="Courier New1"/>
    </style:style>
    <style:style style:name="P16" style:family="paragraph" style:parent-style-name="Example">
      <style:paragraph-properties style:line-height-at-least="0.1945in"/>
      <style:text-properties style:font-name="Courier New" fo:font-style="italic" style:font-style-asian="italic" style:font-name-complex="Courier New1"/>
    </style:style>
    <style:style style:name="P17" style:family="paragraph" style:parent-style-name="Example">
      <style:paragraph-properties style:line-height-at-least="0.1945in"/>
      <style:text-properties style:font-style-complex="italic"/>
    </style:style>
    <style:style style:name="P18" style:family="paragraph" style:parent-style-name="Example">
      <style:paragraph-properties style:line-height-at-least="0.1945in"/>
      <style:text-properties fo:font-style="normal" style:font-style-asian="normal" style:font-style-complex="normal"/>
    </style:style>
    <style:style style:name="P19" style:family="paragraph" style:parent-style-name="Body">
      <style:paragraph-properties style:line-height-at-least="0.1945in" fo:keep-together="always" fo:break-before="page"/>
    </style:style>
    <style:style style:name="P20" style:family="paragraph" style:parent-style-name="Example">
      <style:paragraph-properties style:line-height-at-least="0.1945in"/>
    </style:style>
    <style:style style:name="P21" style:family="paragraph" style:parent-style-name="Example">
      <style:paragraph-properties style:line-height-at-least="0.1945in"/>
      <style:text-properties fo:font-style="italic" style:font-style-asian="italic"/>
    </style:style>
    <style:style style:name="P22" style:family="paragraph" style:parent-style-name="Example">
      <style:paragraph-properties style:line-height-at-least="0.1945in" fo:keep-with-next="always"/>
    </style:style>
    <style:style style:name="P23" style:family="paragraph" style:parent-style-name="Title" style:master-page-name="Standard">
      <style:paragraph-properties fo:margin-top="0in" fo:margin-bottom="0.1665in" style:page-number="auto"/>
      <style:text-properties style:font-name="Palatino"/>
    </style:style>
    <style:style style:name="P24" style:family="paragraph" style:parent-style-name="Body" style:master-page-name="Converted1">
      <style:paragraph-properties style:page-number="auto"/>
    </style:style>
    <style:style style:name="T1" style:family="text">
      <style:text-properties style:font-name="Courie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1"/>
    </style:style>
    <style:style style:name="T17" style:family="text">
      <style:text-properties style:font-name="Courier1" style:font-name-complex="Courier New1"/>
    </style:style>
    <style:style style:name="T18" style:family="text">
      <style:text-properties style:font-name="Helvetica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text:s/>Next a command passed with the <text:span text:style-name="Command">-x</text:span> option is evaluated. Multiple commands can be specified in a quoted command string by separating them with semicolons. <text:s/>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ext:s/>The <text:span text:style-name="Command">–threads</text:span> option specifies how many parallel threads to use. <text:s/>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text:s/>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text:s/>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1"/>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1"><text:span text:style-name="Command_20_Heading">all_inputs</text:span></text:p>
          </table:table-cell>
          <table:table-cell table:style-name="Table4.A1" office:value-type="string">
            <text:p text:style-name="P11"/>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1"><text:span text:style-name="Command_20_Heading">all_outputs</text:span></text:p>
          </table:table-cell>
          <table:table-cell table:style-name="Table5.A1" office:value-type="string">
            <text:p text:style-name="P11"/>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1"><text:span text:style-name="Command_20_Heading">all_registers</text:span></text:p>
          </table:table-cell>
          <table:table-cell table:style-name="Table6.A1" office:value-type="string">
            <text:p text:style-name="P11">[-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1"><text:span text:style-name="Command_20_Argument">clock_names </text:span></text:p>
          </table:table-cell>
          <table:table-cell table:style-name="Table6.A2" office:value-type="string">
            <text:p text:style-name="P11">A list of clock names. <text:s/>Only registers clocked by these clocks are returned.</text:p>
          </table:table-cell>
        </table:table-row>
        <table:table-row table:style-name="Table6.1">
          <table:table-cell table:style-name="Table6.A2" office:value-type="string">
            <text:p text:style-name="P11">-cells</text:p>
          </table:table-cell>
          <table:table-cell table:style-name="Table6.A2" office:value-type="string">
            <text:p text:style-name="P11">Return a list of register instances.</text:p>
          </table:table-cell>
        </table:table-row>
        <table:table-row table:style-name="Table6.1">
          <table:table-cell table:style-name="Table6.A2" office:value-type="string">
            <text:p text:style-name="P11">-data_pins</text:p>
          </table:table-cell>
          <table:table-cell table:style-name="Table6.A2" office:value-type="string">
            <text:p text:style-name="P11">Return the register data pins.</text:p>
          </table:table-cell>
        </table:table-row>
        <table:table-row table:style-name="Table6.1">
          <table:table-cell table:style-name="Table6.A2" office:value-type="string">
            <text:p text:style-name="P11">-clock_pins</text:p>
          </table:table-cell>
          <table:table-cell table:style-name="Table6.A2" office:value-type="string">
            <text:p text:style-name="P11">Return the register clock pins.</text:p>
          </table:table-cell>
        </table:table-row>
        <table:table-row table:style-name="Table6.1">
          <table:table-cell table:style-name="Table6.A2" office:value-type="string">
            <text:p text:style-name="P11">-async_pins</text:p>
          </table:table-cell>
          <table:table-cell table:style-name="Table6.A2" office:value-type="string">
            <text:p text:style-name="P11">Return the register set/clear pins.</text:p>
          </table:table-cell>
        </table:table-row>
        <table:table-row table:style-name="Table6.1">
          <table:table-cell table:style-name="Table6.A2" office:value-type="string">
            <text:p text:style-name="P11">-output_pins</text:p>
          </table:table-cell>
          <table:table-cell table:style-name="Table6.A2" office:value-type="string">
            <text:p text:style-name="P11">Return the register output pins.</text:p>
          </table:table-cell>
        </table:table-row>
        <table:table-row table:style-name="Table6.1">
          <table:table-cell table:style-name="Table6.A2" office:value-type="string">
            <text:p text:style-name="P11">-level_sensitive</text:p>
          </table:table-cell>
          <table:table-cell table:style-name="Table6.A2" office:value-type="string">
            <text:p text:style-name="P11">Return level-sensitive latches.</text:p>
          </table:table-cell>
        </table:table-row>
        <table:table-row table:style-name="Table6.1">
          <table:table-cell table:style-name="Table6.A2" office:value-type="string">
            <text:p text:style-name="P11">-edge_triggered</text:p>
          </table:table-cell>
          <table:table-cell table:style-name="Table6.A2" office:value-type="string">
            <text:p text:style-name="P11">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text:s/>Options allow the list of registers to be restricted in various ways. <text:s/>The -clock keyword restrcts the registers to those that are clocked by a set of clocks. <text:s/>The <text:span text:style-name="Command">-cells</text:span> option returns the list of registers or latches (the default). <text:s/>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1"><text:span text:style-name="Command_20_Heading">check_setup</text:span></text:p>
          </table:table-cell>
          <table:table-cell table:style-name="Table8.A1" office:value-type="string">
            <text:p text:style-name="P11">[-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1"><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1"><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1"><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1"><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1"><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1">-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1">-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text:s/>Individual checks can be performed with the keywords. <text:s/>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1"><text:span text:style-name="Command_20_Heading">connect_pins</text:span></text:p>
          </table:table-cell>
          <table:table-cell table:style-name="Table9.A1" office:value-type="string">
            <text:p text:style-name="P11"><text:span text:style-name="Command"><text:span text:style-name="T3">net<text:line-break/>port_pin_list</text:span></text:span></text:p>
          </table:table-cell>
        </table:table-row>
        <table:table-row table:style-name="Table9.1">
          <table:table-cell table:style-name="Table9.A2" office:value-type="string">
            <text:p text:style-name="P11"><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1"><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1"><text:span text:style-name="Command_20_Heading">create_clock</text:span></text:p>
          </table:table-cell>
          <table:table-cell table:style-name="Table13.A1" office:value-type="string">
            <text:p text:style-name="P11"><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1"><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1"><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1"><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1"><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1"><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text:s/>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ext:s/>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1"><text:span text:style-name="Command_20_Heading">create_generated_clock</text:span></text:p>
          </table:table-cell>
          <table:table-cell table:style-name="Table14.A1" office:value-type="string">
            <text:p text:style-name="P11"><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1"><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1"><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3">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1"><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1"><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3">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3">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3">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1"><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3">edge_list</text:p>
          </table:table-cell>
          <table:table-cell table:style-name="Table14.A2" office:value-type="string">
            <text:p text:style-name="P12"/>
          </table:table-cell>
        </table:table-row>
        <table:table-row table:style-name="Table14.1">
          <table:table-cell table:style-name="Table14.A2" office:value-type="string">
            <text:p text:style-name="P13">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1"><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1"><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text:s/>It is used to model clock generation circuits such as clock dividers and phase locked loops.</text:p>
      <text:p text:style-name="Body"><text:soft-page-break/>The -source, -pll_out and -pll_feedback must all be pins on the same PLL instance. <text:s/>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ext:s/>The period of the generated clock is divided by <text:span text:style-name="Command_20_Argument">multiplier</text:span>. <text:s/>The clock <text:span text:style-name="Command_20_Argument">multiplier</text:span> must be a positive integer. <text:s/>If a duty cycle is specified the generated clock rises at zero and falls at period * duty_cycle / 100. <text:s/>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ext:s/>The clock <text:span text:style-name="Command_20_Argument">divisor</text:span> must be a positive integer. <text:s/>If the clock divisor is a power of two the source clock period is multiplied by <text:span text:style-name="Command_20_Argument">divisor</text:span>, the clock rise time is the same as the source clock, and the clock fall edge is one half period later. <text:s/>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1"><text:span text:style-name="Command_20_Heading">create_voltage_area</text:span></text:p>
          </table:table-cell>
          <table:table-cell table:style-name="Table15.A1" office:value-type="string">
            <text:p text:style-name="P11"><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1"><text:span text:style-name="Command_20_Heading">current_design</text:span></text:p>
          </table:table-cell>
          <table:table-cell table:style-name="Table16.A1" office:value-type="string">
            <text:p text:style-name="P11"><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1"><text:span text:style-name="Command_20_Heading">current_instance</text:span></text:p>
          </table:table-cell>
          <table:table-cell table:style-name="Table17.A1" office:value-type="string">
            <text:p text:style-name="P11">[<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11">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1"><text:span text:style-name="Command_20_Heading">define_corners</text:span></text:p>
          </table:table-cell>
          <table:table-cell table:style-name="Table7.A1" office:value-type="string">
            <text:p text:style-name="P11"><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11">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1"><text:span text:style-name="Command_20_Heading">delete_instance</text:span></text:p>
          </table:table-cell>
          <table:table-cell table:style-name="Table2.A1" office:value-type="string">
            <text:p text:style-name="P11"><text:span text:style-name="Command_20_Argument">instance_list</text:span></text:p>
          </table:table-cell>
        </table:table-row>
        <table:table-row table:style-name="Table2.1">
          <table:table-cell table:style-name="Table2.A2" office:value-type="string">
            <text:p text:style-name="P11"><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1"><text:span text:style-name="Command_20_Heading">delete_net</text:span></text:p>
          </table:table-cell>
          <table:table-cell table:style-name="Table11.A1" office:value-type="string">
            <text:p text:style-name="P11"><text:span text:style-name="Command"><text:span text:style-name="T3">net_list</text:span></text:span></text:p>
          </table:table-cell>
        </table:table-row>
        <table:table-row table:style-name="Table11.1">
          <table:table-cell table:style-name="Table11.A2" office:value-type="string">
            <text:p text:style-name="P11"><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1"><text:span text:style-name="Command_20_Heading">disconnect_pins</text:span></text:p>
          </table:table-cell>
          <table:table-cell table:style-name="Table18.A1" office:value-type="string">
            <text:p text:style-name="P11"><text:span text:style-name="T2">net<text:line-break/>port_pin_list|</text:span>-all</text:p>
          </table:table-cell>
        </table:table-row>
        <table:table-row table:style-name="Table18.1">
          <table:table-cell table:style-name="Table18.A2" office:value-type="string">
            <text:p text:style-name="P14">net</text:p>
          </table:table-cell>
          <table:table-cell table:style-name="Table18.A2" office:value-type="string">
            <text:p text:style-name="P11">The net to disconnect pins from.</text:p>
          </table:table-cell>
        </table:table-row>
        <table:table-row table:style-name="Table18.1">
          <table:table-cell table:style-name="Table18.A2" office:value-type="string">
            <text:p text:style-name="P13">port_pin_list</text:p>
          </table:table-cell>
          <table:table-cell table:style-name="Table18.A2" office:value-type="string">
            <text:p text:style-name="P11">A list of ports or pins to disconnect from <text:span text:style-name="T3">net</text:span>.</text:p>
          </table:table-cell>
        </table:table-row>
        <text:soft-page-break/>
        <table:table-row table:style-name="Table18.1">
          <table:table-cell table:style-name="Table18.A2" office:value-type="string">
            <text:p text:style-name="P11">-all</text:p>
          </table:table-cell>
          <table:table-cell table:style-name="Table18.A2" office:value-type="string">
            <text:p text:style-name="P11">Disconnect all pins from the net.</text:p>
          </table:table-cell>
        </table:table-row>
      </table:table>
      <text:p text:style-name="Body_20_first">Disconnects pins from a net. <text:s/>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1"><text:span text:style-name="Command_20_Heading">elapsed_run_time</text:span></text:p>
          </table:table-cell>
          <table:table-cell table:style-name="Table19.A1" office:value-type="string">
            <text:p text:style-name="P11"><text:span text:style-name="Command"/></text:p>
          </table:table-cell>
        </table:table-row>
      </table:table>
      <text:p text:style-name="Body_20_first">Returns the total clock run time in seconds as a float.</text:p>
      <table:table table:name="Table21" table:style-name="Table21">
        <table:table-column table:style-name="Table21.A"/>
        <table:table-column table:style-name="Table21.B"/>
        <table:table-row table:style-name="Table21.1">
          <table:table-cell table:style-name="Table21.A1" office:value-type="string">
            <text:p text:style-name="P11"><text:span text:style-name="Command_20_Heading">get_cells</text:span></text:p>
          </table:table-cell>
          <table:table-cell table:style-name="Table21.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1"><text:span text:style-name="Command">-hierarchical</text:span></text:p>
          </table:table-cell>
          <table:table-cell table:style-name="Table21.A2" office:value-type="string">
            <text:p text:style-name="P11">Searches hierarchy levels below the current instance for matches.</text:p>
          </table:table-cell>
        </table:table-row>
        <table:table-row table:style-name="Table21.1">
          <table:table-cell table:style-name="Table21.A2" office:value-type="string">
            <text:p text:style-name="P11"><text:span text:style-name="Command_20_Argument"><text:span text:style-name="T11">separator</text:span></text:span></text:p>
          </table:table-cell>
          <table:table-cell table:style-name="Table21.A2" office:value-type="string">
            <text:p text:style-name="P11">Character to use to separate hierarchical instance names in <text:span text:style-name="T2">patterns.</text:span></text:p>
          </table:table-cell>
        </table:table-row>
        <table:table-row table:style-name="Table21.1">
          <table:table-cell table:style-name="Table21.A2" office:value-type="string">
            <text:p text:style-name="P11"><text:span text:style-name="Command"><text:span text:style-name="T2">expr</text:span></text:span></text:p>
          </table:table-cell>
          <table:table-cell table:style-name="Table21.A2" office:value-type="string">
            <text:p text:style-name="P11">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1"><text:span text:style-name="Command_20_Argument">objects</text:span></text:p>
          </table:table-cell>
          <table:table-cell table:style-name="Table21.A2" office:value-type="string">
            <text:p text:style-name="P11">The name of a pin or net, a list of pins returned by get_pins, or a list of nets returned by get_nets. <text:s/>The –hierarchical option cannot be used with –of_objects.</text:p>
          </table:table-cell>
        </table:table-row>
        <table:table-row table:style-name="Table21.1">
          <table:table-cell table:style-name="Table21.A2" office:value-type="string">
            <text:p text:style-name="P11"><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2" table:style-name="Table22">
        <table:table-column table:style-name="Table22.A"/>
        <table:table-column table:style-name="Table22.B"/>
        <text:soft-page-break/>
        <table:table-row table:style-name="Table22.1">
          <table:table-cell table:style-name="Table22.A1" office:value-type="string">
            <text:p text:style-name="P11"><text:span text:style-name="Command_20_Heading">get_clocks</text:span></text:p>
          </table:table-cell>
          <table:table-cell table:style-name="Table22.A1" office:value-type="string">
            <text:p text:style-name="P11"><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1"><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1"><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1"><text:span text:style-name="Command_20_Heading">get_fanin</text:span></text:p>
          </table:table-cell>
          <table:table-cell table:style-name="Table35.A1" office:value-type="string">
            <text:p text:style-name="P11">-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1"><text:span text:style-name="Command_20_Argument">sink_list</text:span></text:p>
          </table:table-cell>
          <table:table-cell table:style-name="Table35.A2" office:value-type="string">
            <text:p text:style-name="Example">List of pins, ports, or nets to find the fanin of. <text:s/>For nets, the fanin of driver pins on the nets are returned.</text:p>
          </table:table-cell>
        </table:table-row>
        <table:table-row table:style-name="Table35.1">
          <table:table-cell table:style-name="Table35.A2" office:value-type="string">
            <text:p text:style-name="P11"><text:span text:style-name="Command_20_Argument"><text:span text:style-name="T7">-flat</text:span></text:span></text:p>
          </table:table-cell>
          <table:table-cell table:style-name="Table35.A2" office:value-type="string">
            <text:p text:style-name="Example">Without –flat only pins at the same hierarchy level as the sinks are returned. <text:s/>With –flat pins in the fanin at any hierarchy level are returned.</text:p>
          </table:table-cell>
        </table:table-row>
        <text:soft-page-break/>
        <table:table-row table:style-name="Table35.1">
          <table:table-cell table:style-name="Table35.A2" office:value-type="string">
            <text:p text:style-name="P11"><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1"><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1"><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1"><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1">-trace_arcs</text:p>
          </table:table-cell>
          <table:table-cell table:style-name="Table35.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ext:p text:style-name="Body_20_first"/>
      <table:table table:name="Table37" table:style-name="Table37">
        <table:table-column table:style-name="Table37.A"/>
        <table:table-column table:style-name="Table37.B"/>
        <table:table-row table:style-name="Table37.1">
          <table:table-cell table:style-name="Table37.A1" office:value-type="string">
            <text:p text:style-name="P11"><text:span text:style-name="Command_20_Heading">get_fanout</text:span></text:p>
          </table:table-cell>
          <table:table-cell table:style-name="Table37.A1" office:value-type="string">
            <text:p text:style-name="P11">-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1"><text:span text:style-name="Command_20_Argument">source_list</text:span></text:p>
          </table:table-cell>
          <table:table-cell table:style-name="Table37.A2" office:value-type="string">
            <text:p text:style-name="Example">List of pins, ports, or nets to find the fanout of. <text:s/>For nets, the fanout of load pins on the nets are returned.</text:p>
          </table:table-cell>
        </table:table-row>
        <table:table-row table:style-name="Table37.1">
          <table:table-cell table:style-name="Table37.A2" office:value-type="string">
            <text:p text:style-name="P11"><text:span text:style-name="Command_20_Argument"><text:span text:style-name="T7">-flat</text:span></text:span></text:p>
          </table:table-cell>
          <table:table-cell table:style-name="Table37.A2" office:value-type="string">
            <text:p text:style-name="Example">Without –flat only pins at the same hierarchy level as the sinks are returned. <text:s/>With –flat pins in the fanout at any hierarchy level are returned.</text:p>
          </table:table-cell>
        </table:table-row>
        <table:table-row table:style-name="Table37.1">
          <table:table-cell table:style-name="Table37.A2" office:value-type="string">
            <text:p text:style-name="P11"><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1"><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1"><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1"><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1">-trace_arcs</text:p>
          </table:table-cell>
          <table:table-cell table:style-name="Table37.A2" office:value-type="string">
            <text:p text:style-name="Example">With ‘timing’ and ‘enabled’ values only arcs that are not disabled are traversed. <text:s/>With a value of ‘all’ even disabled arcs are traversed.</text:p>
          </table:table-cell>
        </table:table-row>
      </table:table>
      <text:p text:style-name="Body_20_first"><text:soft-page-break/>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1"><text:span text:style-name="Command_20_Heading">get_lib_cells</text:span></text:p>
          </table:table-cell>
          <table:table-cell table:style-name="Table23.A1" office:value-type="string">
            <text:p text:style-name="P11"><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1"><text:span text:style-name="Command_20_Argument"><text:span text:style-name="T11">objects</text:span></text:span></text:p>
          </table:table-cell>
          <table:table-cell table:style-name="Table23.A1" office:value-type="string">
            <text:p text:style-name="P11"><text:span text:style-name="Command">A list of cell (instance) objects.</text:span></text:p>
          </table:table-cell>
        </table:table-row>
        <table:table-row table:style-name="Table23.1">
          <table:table-cell table:style-name="Table23.A3" office:value-type="string">
            <text:p text:style-name="P11"><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1"><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1"><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ext:s/>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1"><text:span text:style-name="Command_20_Heading">get_lib_pins</text:span></text:p>
          </table:table-cell>
          <table:table-cell table:style-name="Table24.A1" office:value-type="string">
            <text:p text:style-name="P11"><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1"><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1"><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1"><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5"/>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5" table:style-name="Table25">
        <table:table-column table:style-name="Table25.A"/>
        <table:table-column table:style-name="Table25.B"/>
        <text:soft-page-break/>
        <table:table-row table:style-name="Table25.1">
          <table:table-cell table:style-name="Table25.A1" office:value-type="string">
            <text:p text:style-name="P11"><text:span text:style-name="Command_20_Heading">get_libs</text:span></text:p>
          </table:table-cell>
          <table:table-cell table:style-name="Table25.A1" office:value-type="string">
            <text:p text:style-name="P11"><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1"><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1"><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1"><text:span text:style-name="Command_20_Heading">get_nets</text:span></text:p>
          </table:table-cell>
          <table:table-cell table:style-name="Table26.A1" office:value-type="string">
            <text:p text:style-name="P11"><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1"><text:span text:style-name="Command">-hierarchical</text:span></text:p>
          </table:table-cell>
          <table:table-cell table:style-name="Table26.A2" office:value-type="string">
            <text:p text:style-name="P11">Searches hierarchy levels below the current instance for matches.</text:p>
          </table:table-cell>
        </table:table-row>
        <table:table-row table:style-name="Table26.1">
          <table:table-cell table:style-name="Table26.A2" office:value-type="string">
            <text:p text:style-name="P11"><text:span text:style-name="Command_20_Argument">separator</text:span></text:p>
          </table:table-cell>
          <table:table-cell table:style-name="Table26.A2" office:value-type="string">
            <text:p text:style-name="P11">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1"><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1"><text:span text:style-name="Command_20_Argument">objects</text:span></text:p>
          </table:table-cell>
          <table:table-cell table:style-name="Table26.A2" office:value-type="string">
            <text:p text:style-name="Example">The name of a pin or instance, a list of pins returned by get_pins, or a list of instances returned by get_cells. <text:s/>The –hierarchical option cannot be used with –of_objects.</text:p>
          </table:table-cell>
        </table:table-row>
        <table:table-row table:style-name="Table26.1">
          <table:table-cell table:style-name="Table26.A2" office:value-type="string">
            <text:p text:style-name="P11"><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7" table:style-name="Table27">
        <table:table-column table:style-name="Table27.A"/>
        <table:table-column table:style-name="Table27.B"/>
        <text:soft-page-break/>
        <table:table-row table:style-name="Table27.1">
          <table:table-cell table:style-name="Table27.A1" office:value-type="string">
            <text:p text:style-name="P11"><text:span text:style-name="Command_20_Heading">get_pins</text:span></text:p>
          </table:table-cell>
          <table:table-cell table:style-name="Table27.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1"><text:span text:style-name="Command">-hierarchical</text:span></text:p>
          </table:table-cell>
          <table:table-cell table:style-name="Table27.A2" office:value-type="string">
            <text:p text:style-name="P11">Searches hierarchy levels below the current instance for matches.</text:p>
          </table:table-cell>
        </table:table-row>
        <table:table-row table:style-name="Table27.1">
          <table:table-cell table:style-name="Table27.A2" office:value-type="string">
            <text:p text:style-name="P11"><text:span text:style-name="Command_20_Argument">separator</text:span></text:p>
          </table:table-cell>
          <table:table-cell table:style-name="Table27.A2" office:value-type="string">
            <text:p text:style-name="P11">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1"><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1"><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1"><text:span text:style-name="Command_20_Argument">objects</text:span></text:p>
          </table:table-cell>
          <table:table-cell table:style-name="Table27.A2" office:value-type="string">
            <text:p text:style-name="Example">The name of a net or instance, a list of nets returned by get_nets, or a list of instances returned by get_cells. <text:s/>The –hierarchical option cannot be used with –of_objects.</text:p>
          </table:table-cell>
        </table:table-row>
        <table:table-row table:style-name="Table27.1">
          <table:table-cell table:style-name="Table27.A2" office:value-type="string">
            <text:p text:style-name="P11"><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1"><text:span text:style-name="Command_20_Heading">get_ports</text:span></text:p>
          </table:table-cell>
          <table:table-cell table:style-name="Table28.A1" office:value-type="string">
            <text:p text:style-name="P11"><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1"><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1"><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1"><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1"><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9" table:style-name="Table29">
        <table:table-column table:style-name="Table29.A"/>
        <table:table-column table:style-name="Table29.B"/>
        <table:table-row table:style-name="Table29.1">
          <table:table-cell table:style-name="Table29.A1" office:value-type="string">
            <text:p text:style-name="P11"><text:span text:style-name="Command_20_Heading">get_timing_edges</text:span></text:p>
          </table:table-cell>
          <table:table-cell table:style-name="Table29.A1" office:value-type="string">
            <text:p text:style-name="P11"><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1"><text:span text:style-name="Command"><text:span text:style-name="T2">from_pin</text:span></text:span></text:p>
          </table:table-cell>
          <table:table-cell table:style-name="Table29.A2" office:value-type="string">
            <text:p text:style-name="P11">A collection of pins.</text:p>
          </table:table-cell>
        </table:table-row>
        <table:table-row table:style-name="Table29.1">
          <table:table-cell table:style-name="Table29.A2" office:value-type="string">
            <text:p text:style-name="P11"><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1"><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1"><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ext:s/>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11"><text:span text:style-name="Command_20_Heading">group_path</text:span></text:p>
          </table:table-cell>
          <table:table-cell table:style-name="Table30.A1" office:value-type="string">
            <text:p text:style-name="P11">-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1"><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1"><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3">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3">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3">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3">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1"><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1"><text:span text:style-name="Command_20_Heading">link_design</text:span></text:p>
          </table:table-cell>
          <table:table-cell table:style-name="Table33.A1" office:value-type="string">
            <text:p text:style-name="P11"><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ext:s/>The design must be linked after reading netlist and library files. <text:s/>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text:s/>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ext:soft-page-break/>
        <table:table-row table:style-name="Table3.1">
          <table:table-cell table:style-name="Table3.A1" office:value-type="string">
            <text:p text:style-name="P11"><text:span text:style-name="Command_20_Heading">make_instance</text:span></text:p>
          </table:table-cell>
          <table:table-cell table:style-name="Table3.A1" office:value-type="string">
            <text:p text:style-name="P11"><text:span text:style-name="Command"><text:span text:style-name="T3">inst_names<text:line-break/>lib_cell_name</text:span></text:span></text:p>
          </table:table-cell>
        </table:table-row>
        <table:table-row table:style-name="Table3.1">
          <table:table-cell table:style-name="Table3.A2" office:value-type="string">
            <text:p text:style-name="P11"><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1"><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1"><text:span text:style-name="Command_20_Heading">make_net</text:span></text:p>
          </table:table-cell>
          <table:table-cell table:style-name="Table10.A1" office:value-type="string">
            <text:p text:style-name="P11"><text:span text:style-name="Command"><text:span text:style-name="T3">net_name_list</text:span></text:span></text:p>
          </table:table-cell>
        </table:table-row>
        <table:table-row table:style-name="Table10.1">
          <table:table-cell table:style-name="Table10.A2" office:value-type="string">
            <text:p text:style-name="P11"><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1"><text:span text:style-name="Command_20_Heading">read_liberty</text:span></text:p>
          </table:table-cell>
          <table:table-cell table:style-name="Table36.A1" office:value-type="string">
            <text:p text:style-name="P11">[-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1">-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1">-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1"><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ext:s/>The first library that is read sets the units used by SDC/TCL commands and reporting. <text:s/>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text:soft-pag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text:s/>If a cell has the <text:span text:style-name="Command">interface_timing true</text:span> attribute, no latches are inferred in the cell.</text:p>
      <table:table table:name="Table38" table:style-name="Table38">
        <table:table-column table:style-name="Table38.A"/>
        <table:table-column table:style-name="Table38.B"/>
        <table:table-row table:style-name="Table38.1">
          <table:table-cell table:style-name="Table38.A1" office:value-type="string">
            <text:p text:style-name="P11"><text:span text:style-name="Command_20_Heading">read_parasitics</text:span></text:p>
          </table:table-cell>
          <table:table-cell table:style-name="Table38.A1" office:value-type="string">
            <text:p text:style-name="P11"><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2">[-keep_capacitive_coupling]<text:line-break/>[-coupling_reduction_factor </text:span><text:span text:style-name="T13">factor</text:span><text:span text:style-name="T12">]</text:span><text:span text:style-name="Command_20_Argument"><text:span text:style-name="T7"><text:line-break/>[-reduce_to pi_elmore|pi_pole_residue2]<text:line-break/>[-delete_after_reduce]<text:line-break/>[-quiet]<text:line-break/>[-save]<text:line-break/></text:span></text:span><text:span text:style-name="Command_20_Argument">filenames</text:span></text:p>
          </table:table-cell>
        </table:table-row>
        <table:table-row table:style-name="Table38.1">
          <table:table-cell table:style-name="Table38.A2" office:value-type="string">
            <text:p text:style-name="P11"><text:span text:style-name="Command">-elmore</text:span></text:p>
          </table:table-cell>
          <table:table-cell table:style-name="Table38.A2" office:value-type="string">
            <text:p text:style-name="P4">Ignored (for compatiblity purposes only).</text:p>
          </table:table-cell>
        </table:table-row>
        <table:table-row table:style-name="Table38.1">
          <table:table-cell table:style-name="Table38.A2" office:value-type="string">
            <text:p text:style-name="P11"><text:span text:style-name="Command"><text:span text:style-name="T2">ap</text:span></text:span></text:p>
          </table:table-cell>
          <table:table-cell table:style-name="Table38.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38.1">
          <table:table-cell table:style-name="Table38.A2" office:value-type="string">
            <text:p text:style-name="P11"><text:span text:style-name="Command_20_Argument">path</text:span></text:p>
          </table:table-cell>
          <table:table-cell table:style-name="Table38.A2" office:value-type="string">
            <text:p text:style-name="P4">Hierarchical instance path to annotate with <text:s/>parasitics.</text:p>
          </table:table-cell>
        </table:table-row>
        <table:table-row table:style-name="Table38.1">
          <table:table-cell table:style-name="Table38.A2" office:value-type="string">
            <text:p text:style-name="P11">-increment</text:p>
          </table:table-cell>
          <table:table-cell table:style-name="Table38.A2" office:value-type="string">
            <text:p text:style-name="P4">Incrementally annotate parasitics (do not remove existing parasitics on annotated nets).</text:p>
          </table:table-cell>
        </table:table-row>
        <text:soft-page-break/>
        <table:table-row table:style-name="Table38.1">
          <table:table-cell table:style-name="Table38.A2" office:value-type="string">
            <text:p text:style-name="P15">-keep_capacitive_coupling</text:p>
          </table:table-cell>
          <table:table-cell table:style-name="Table38.A2" office:value-type="string">
            <text:p text:style-name="P4">Keep coupling capacitors in parasitic networks rather than converting them to grounded capacitors.</text:p>
          </table:table-cell>
        </table:table-row>
        <table:table-row table:style-name="Table38.1">
          <table:table-cell table:style-name="Table38.A2" office:value-type="string">
            <text:p text:style-name="P16">factor</text:p>
          </table:table-cell>
          <table:table-cell table:style-name="Table38.A2" office:value-type="string">
            <text:p text:style-name="P4">Factor to multiply coupling capacitance by when reducing parasitic networks.</text:p>
          </table:table-cell>
        </table:table-row>
        <table:table-row table:style-name="Table38.1">
          <table:table-cell table:style-name="Table38.A2" office:value-type="string">
            <text:p text:style-name="P11"><text:span text:style-name="Command_20_Argument"><text:span text:style-name="T7">-reduce_to</text:span></text:span></text:p>
          </table:table-cell>
          <table:table-cell table:style-name="Table38.A2" office:value-type="string">
            <text:p text:style-name="P4">Reduce detailed parasitics to a PI/Elmore or PI/Pole residue model as each net is read.</text:p>
          </table:table-cell>
        </table:table-row>
        <table:table-row table:style-name="Table38.1">
          <table:table-cell table:style-name="Table38.A2" office:value-type="string">
            <text:p text:style-name="P11"><text:span text:style-name="Command_20_Argument"><text:span text:style-name="T7">-delete_after_reduce</text:span></text:span></text:p>
          </table:table-cell>
          <table:table-cell table:style-name="Table38.A2" office:value-type="string">
            <text:p text:style-name="P4">Delete the detailed parasitic network after reducing it.</text:p>
          </table:table-cell>
        </table:table-row>
        <table:table-row table:style-name="Table38.1">
          <table:table-cell table:style-name="Table38.A2" office:value-type="string">
            <text:p text:style-name="P11"><text:span text:style-name="Command_20_Argument"><text:span text:style-name="T7">-quiet</text:span></text:span></text:p>
          </table:table-cell>
          <table:table-cell table:style-name="Table38.A2" office:value-type="string">
            <text:p text:style-name="P4">Do not print error or warning messages.</text:p>
          </table:table-cell>
        </table:table-row>
        <table:table-row table:style-name="Table38.1">
          <table:table-cell table:style-name="Table38.A2" office:value-type="string">
            <text:p text:style-name="P11"><text:span text:style-name="Command_20_Argument"><text:span text:style-name="T7">-save</text:span></text:span></text:p>
          </table:table-cell>
          <table:table-cell table:style-name="Table38.A2" office:value-type="string">
            <text:p text:style-name="P4">Save the parasitics database after reading it (OpenAccess only).</text:p>
          </table:table-cell>
        </table:table-row>
        <table:table-row table:style-name="Table38.1">
          <table:table-cell table:style-name="Table38.A2" office:value-type="string">
            <text:p text:style-name="P11"><text:span text:style-name="Command_20_Argument">filename</text:span></text:p>
          </table:table-cell>
          <table:table-cell table:style-name="Table38.A2" office:value-type="string">
            <text:p text:style-name="P4">The name of the parasitics file to read.</text:p>
          </table:table-cell>
        </table:table-row>
      </table:table>
      <text:p text:style-name="Body_20_first">The <text:span text:style-name="Command">read_parasitics</text:span> command reads a file of net parasitics in RSPF, DSPF or SPEF format.</text:p>
      <text:p text:style-name="Body">Files compressed with gzip are automatically uncompressed. <text:s/>Compression can reduce the file to less than 10% of its original size.</text:p>
      <text:p text:style-name="Body">Separate parasitics can be annotated for min and max paths using the <text:span text:style-name="Command">–min</text:span><text:span text:style-name="Command"><text:span text:style-name="T18"> and </text:span></text:span><text:span text:style-name="Command">-max</text:span> arguments. <text:s/></text:p>
      <text:p text:style-name="Body">With the <text:span text:style-name="Command">-reduce_to</text:span> and <text:span text:style-name="Command">-delete_after_reduce</text:span> options, parasitic networks (DSPF)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F constructs are ignored.</text:p>
      <text:p text:style-name="Example_20__20_indented">*|I pin capacitances in instance pin declarations.<text:line-break/>*|P external loads defined in pin declarations (use set_load instead).<text:line-break/>X The instance section of an spf file is ignor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39" table:style-name="Table39">
        <table:table-column table:style-name="Table39.A"/>
        <table:table-column table:style-name="Table39.B"/>
        <text:soft-page-break/>
        <table:table-row table:style-name="Table39.1">
          <table:table-cell table:style-name="Table39.A1" office:value-type="string">
            <text:p text:style-name="P11"><text:span text:style-name="Command_20_Heading">read_sdc</text:span></text:p>
          </table:table-cell>
          <table:table-cell table:style-name="Table39.A1" office:value-type="string">
            <text:p text:style-name="P11"><text:span text:style-name="Command">[-echo]<text:line-break/></text:span><text:span text:style-name="Command_20_Argument">filename</text:span></text:p>
          </table:table-cell>
        </table:table-row>
        <table:table-row table:style-name="Table39.1">
          <table:table-cell table:style-name="Table39.A2" office:value-type="string">
            <text:p text:style-name="P11"><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1"><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1"><text:span text:style-name="Command_20_Heading">read_sdf</text:span></text:p>
          </table:table-cell>
          <table:table-cell table:style-name="Table40.A1" office:value-type="string">
            <text:p text:style-name="P11"><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1"><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1"><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1">-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1">-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1">-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1"><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text:s/>For example, the escaped Verilog name "\inst1/inst2 " can be referenced as "inst1/inst2". <text:s/>The correct SDF name is "inst1\/inst2", since the divider does not represent a change in hierarchy in this case.</text:p>
          </table:table-cell>
        </table:table-row>
        <table:table-row table:style-name="Table40.1">
          <table:table-cell table:style-name="Table40.A2" office:value-type="string">
            <text:p text:style-name="P11"><text:span text:style-name="Command_20_Argument">filename</text:span></text:p>
          </table:table-cell>
          <table:table-cell table:style-name="Table40.A2" office:value-type="string">
            <text:p text:style-name="P4">The name of the SDF file to read.</text:p>
          </table:table-cell>
        </table:table-row>
      </table:table>
      <text:p text:style-name="Body_20_first"><text:soft-page-break/>Files compressed with gzip are automatically uncompressed. <text:s/>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41" table:style-name="Table41">
        <table:table-column table:style-name="Table41.A"/>
        <table:table-column table:style-name="Table41.B"/>
        <table:table-row table:style-name="Table41.1">
          <table:table-cell table:style-name="Table41.A1" office:value-type="string">
            <text:p text:style-name="P11"><text:span text:style-name="Command_20_Heading">read_verilog</text:span></text:p>
          </table:table-cell>
          <table:table-cell table:style-name="Table41.A1" office:value-type="string">
            <text:p text:style-name="P11"><text:span text:style-name="Command_20_Argument">filename</text:span></text:p>
          </table:table-cell>
        </table:table-row>
        <table:table-row table:style-name="Table41.1">
          <table:table-cell table:style-name="Table41.A2" office:value-type="string">
            <text:p text:style-name="P11"><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text:s/>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text:s/>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1"><text:span text:style-name="Command_20_Heading">replace_cell</text:span></text:p>
          </table:table-cell>
          <table:table-cell table:style-name="Table54.A1" office:value-type="string">
            <text:p text:style-name="P11"><text:span text:style-name="Command"><text:span text:style-name="T2">instance_list<text:line-break/>replacement_cell</text:span></text:span></text:p>
          </table:table-cell>
        </table:table-row>
        <table:table-row table:style-name="Table54.1">
          <table:table-cell table:style-name="Table54.A2" office:value-type="string">
            <text:p text:style-name="P11"><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1"><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ext:s/>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1"><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1"><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1"><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1"><text:span text:style-name="Command"><text:span text:style-name="T11">-recovery</text:span></text:span></text:p>
          </table:table-cell>
          <table:table-cell table:style-name="Table55.A2" office:value-type="string">
            <text:p text:style-name="P4">Report annotated recovery checks.</text:p>
          </table:table-cell>
        </table:table-row>
        <text:soft-page-break/>
        <table:table-row table:style-name="Table55.1">
          <table:table-cell table:style-name="Table55.A2" office:value-type="string">
            <text:p text:style-name="P11"><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1"><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1"><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1"><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1"><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1"><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1"><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1"><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1"><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1"><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1"><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1"><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1"><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1"><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1"><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1"><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1"><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1"><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text:s/>Without the </text:span><text:span text:style-name="Command">–from_in_ports</text:span><text:span text:style-name="Body_20_Char"> and </text:span><text:span text:style-name="Command">–to_out_ports</text:span><text:span text:style-name="Body_20_Char"> options annotation of arcs to and from top level ports is not reported.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1"><text:span text:style-name="Command_20_Heading">report_cell</text:span></text:p>
          </table:table-cell>
          <table:table-cell table:style-name="Table57.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1"><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1">-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3">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1"><text:span text:style-name="Command_20_Heading">report_checks</text:span></text:p>
          </table:table-cell>
          <table:table-cell table:style-name="Table52.A1" office:value-type="string">
            <text:p text:style-name="P11">[-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3">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3">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1"><text:span text:style-name="Command">-path_delay min</text:span></text:p>
          </table:table-cell>
          <table:table-cell table:style-name="Table52.A2" office:value-type="string">
            <text:p text:style-name="Example">Report min path (hold) checks.</text:p>
          </table:table-cell>
        </table:table-row>
        <table:table-row table:style-name="Table52.6">
          <table:table-cell table:style-name="Table52.A2" office:value-type="string">
            <text:p text:style-name="P11"><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1"><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1"><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1"><text:span text:style-name="Command">-path_delay max_rise</text:span></text:p>
          </table:table-cell>
          <table:table-cell table:style-name="Table52.A2" office:value-type="string">
            <text:p text:style-name="Example">Report max path (setup) checks for rising endpoints.</text:p>
          </table:table-cell>
        </table:table-row>
        <text:soft-page-break/>
        <table:table-row table:style-name="Table52.1">
          <table:table-cell table:style-name="Table52.A2" office:value-type="string">
            <text:p text:style-name="P11"><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1"><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3">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3">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8">-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3">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3">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1">-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3">group_names</text:p>
          </table:table-cell>
          <table:table-cell table:style-name="Table52.A2" office:value-type="string">
            <text:p text:style-name="Example">List of path group names to report. <text:s/>All path groups are reported if this option is not specified.</text:p>
          </table:table-cell>
        </table:table-row>
        <table:table-row table:style-name="Table52.1">
          <table:table-cell table:style-name="Table52.A2" office:value-type="string">
            <text:p text:style-name="P11">-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1">-format full</text:p>
          </table:table-cell>
          <table:table-cell table:style-name="Table52.A2" office:value-type="string">
            <text:p text:style-name="Example">Report path start and end points and the path. <text:s/>This is the default path type.</text:p>
          </table:table-cell>
        </table:table-row>
        <table:table-row table:style-name="Table52.1">
          <table:table-cell table:style-name="Table52.A2" office:value-type="string">
            <text:p text:style-name="P11">-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1">-format full_clock_expanded</text:p>
          </table:table-cell>
          <table:table-cell table:style-name="Table52.A2" office:value-type="string">
            <text:p text:style-name="Example">Report path start and end points, the path, and the source and and target clock paths. <text:s/>If the clock is generated and propagated, the path from the clock source pin is also reported.</text:p>
          </table:table-cell>
        </table:table-row>
        <table:table-row table:style-name="Table52.1">
          <table:table-cell table:style-name="Table52.A2" office:value-type="string">
            <text:p text:style-name="P11">-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1">-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4">fields</text:p>
          </table:table-cell>
          <table:table-cell table:style-name="Table52.A2" office:value-type="string">
            <text:p text:style-name="P11">List of capacitance|transition_time|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4">The number of digits after the decimal point to report. <text:s/>The default value is the variable <text:s/>default_significant_digits.</text:p>
          </table:table-cell>
        </table:table-row>
        <table:table-row table:style-name="Table52.1">
          <table:table-cell table:style-name="Table52.A2" office:value-type="string">
            <text:p text:style-name="P11">-no_line_splits</text:p>
          </table:table-cell>
          <table:table-cell table:style-name="Table52.A2" office:value-type="string">
            <text:p text:style-name="P4">Do not split long lines into multiple lines.</text:p>
          </table:table-cell>
        </table:table-row>
      </table:table>
      <text:p text:style-name="Body_20_first"><text:soft-page-break/>The <text:span text:style-name="Command">report_checks</text:span> command reports paths in the design.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1"><text:span text:style-name="Command_20_Heading">report_clock_properties</text:span></text:p>
          </table:table-cell>
          <table:table-cell table:style-name="Table58.A1" office:value-type="string">
            <text:p text:style-name="P11">[<text:span text:style-name="T2">clock_names</text:span>]</text:p>
          </table:table-cell>
        </table:table-row>
        <table:table-row table:style-name="Table58.1">
          <table:table-cell table:style-name="Table58.A2" office:value-type="string">
            <text:p text:style-name="P13">clock_names</text:p>
          </table:table-cell>
          <table:table-cell table:style-name="Table58.A2" office:value-type="string">
            <text:p text:style-name="P11">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1"><text:span text:style-name="Command_20_Heading">report_clock_skew</text:span></text:p>
          </table:table-cell>
          <table:table-cell table:style-name="Table50.A1" office:value-type="string">
            <text:p text:style-name="P11">[-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1"><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1">-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3">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3">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able:table-row table:style-name="Table59.1">
          <table:table-cell table:style-name="Table59.A1" office:value-type="string">
            <text:p text:style-name="P11"><text:span text:style-name="Command_20_Heading">report_check_types</text:span></text:p>
          </table:table-cell>
          <table:table-cell table:style-name="Table59.A1" office:value-type="string">
            <text:p text:style-name="P11">[-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11"><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7">-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1">-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1">-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1">-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1">-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1">-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1">-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1">-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1">-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1">-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1">-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1">-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1">-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3">digits</text:p>
          </table:table-cell>
          <table:table-cell table:style-name="Table59.A2" office:value-type="string">
            <text:p text:style-name="P4">The number of digits after the decimal point to report. <text:s/>The default is default_significant_digits.</text:p>
          </table:table-cell>
        </table:table-row>
        <table:table-row table:style-name="Table59.1">
          <table:table-cell table:style-name="Table59.A2" office:value-type="string">
            <text:p text:style-name="P11">-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ext:s/>The keyword options allow a subset of the constraint types to be reported. <text:s/></text:p>
      <table:table table:name="Table60" table:style-name="Table60">
        <table:table-column table:style-name="Table60.A"/>
        <table:table-column table:style-name="Table60.B"/>
        <text:soft-page-break/>
        <table:table-row table:style-name="Table60.1">
          <table:table-cell table:style-name="Table60.A1" office:value-type="string">
            <text:p text:style-name="P11"><text:span text:style-name="Command_20_Heading">report_dcalc</text:span></text:p>
          </table:table-cell>
          <table:table-cell table:style-name="Table60.A1" office:value-type="string">
            <text:p text:style-name="P11">[-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1"><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4">to_pin</text:p>
          </table:table-cell>
          <table:table-cell table:style-name="Table60.A2" office:value-type="string">
            <text:p text:style-name="P4">An instance pin.</text:p>
          </table:table-cell>
        </table:table-row>
        <table:table-row table:style-name="Table60.1">
          <table:table-cell table:style-name="Table60.A2" office:value-type="string">
            <text:p text:style-name="P13">digits</text:p>
          </table:table-cell>
          <table:table-cell table:style-name="Table60.A2" office:value-type="string">
            <text:p text:style-name="P4">The number of digits after the decimal point to report. <text:s/>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1"><text:span text:style-name="Command_20_Heading">report_disabled_edges</text:span></text:p>
          </table:table-cell>
          <table:table-cell table:style-name="Table61.A1" office:value-type="string">
            <text:p text:style-name="P13"/>
          </table:table-cell>
        </table:table-row>
      </table:table>
      <text:p text:style-name="Body_20_first">The <text:span text:style-name="Command">report_disabled_edges</text:span> command reports disabled timing arcs along with the reason they are disabled. <text:s/>Each disabled timing arc is reported as the instance name along with the from and to ports of the arc. <text:s/>The disable reason is shown next. <text:s/>Arcs that are disabled with <text:span text:style-name="Command">set_disable_timing</text:span> are reported with <text:span text:style-name="Command">constraint</text:span> as the reason. <text:s/>Arcs that are disabled by constants are reported with <text:span text:style-name="Command">constant</text:span> as the reason along with the constant instance pin and value. <text:s/>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1"><text:span text:style-name="Command_20_Heading">report_instance</text:span></text:p>
          </table:table-cell>
          <table:table-cell table:style-name="Table62.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1"><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1">-verbose</text:p>
          </table:table-cell>
          <table:table-cell table:style-name="Table62.A2" office:value-type="string">
            <text:p text:style-name="P4">Report the capacitance of each pin.</text:p>
          </table:table-cell>
        </table:table-row>
        <table:table-row table:style-name="Table62.1">
          <table:table-cell table:style-name="Table62.A2" office:value-type="string">
            <text:p text:style-name="P13">instance_path</text:p>
          </table:table-cell>
          <table:table-cell table:style-name="Table62.A2" office:value-type="string">
            <text:p text:style-name="P4">Hierarchical path to a instance.</text:p>
          </table:table-cell>
        </table:table-row>
      </table:table>
      <text:p text:style-name="Body_20_first"><text:soft-page-break/></text:p>
      <table:table table:name="Table63" table:style-name="Table63">
        <table:table-column table:style-name="Table63.A"/>
        <table:table-column table:style-name="Table63.B"/>
        <table:table-row table:style-name="Table63.1">
          <table:table-cell table:style-name="Table63.A1" office:value-type="string">
            <text:p text:style-name="P11"><text:span text:style-name="Command_20_Heading">report_lib_cell</text:span></text:p>
          </table:table-cell>
          <table:table-cell table:style-name="Table63.A1" office:value-type="string">
            <text:p text:style-name="P11"><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1"><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1"><text:span text:style-name="Command_20_Heading">report_net</text:span></text:p>
          </table:table-cell>
          <table:table-cell table:style-name="Table65.A1" office:value-type="string">
            <text:p text:style-name="P11">[-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1"><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1">-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3">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1"><text:span text:style-name="Command_20_Heading">report_pin</text:span></text:p>
          </table:table-cell>
          <table:table-cell table:style-name="Table66.A1" office:value-type="string">
            <text:p text:style-name="P11"><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3">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1"><text:span text:style-name="Command_20_Heading">report_power</text:span></text:p>
          </table:table-cell>
          <table:table-cell table:style-name="Table67.A1" office:value-type="string">
            <text:p text:style-name="P11"><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3">instance</text:p>
          </table:table-cell>
          <table:table-cell table:style-name="Table67.A2" office:value-type="string">
            <text:p text:style-name="P4">Report the power for <text:span text:style-name="T3">instance</text:span>.</text:p>
          </table:table-cell>
        </table:table-row>
        <text:soft-page-break/>
        <table:table-row table:style-name="Table67.1">
          <table:table-cell table:style-name="Table67.A2" office:value-type="string">
            <text:p text:style-name="P13">digits</text:p>
          </table:table-cell>
          <table:table-cell table:style-name="Table67.A2" office:value-type="string">
            <text:p text:style-name="P4">The number of digits after the decimal point to report. <text:s/>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1"><text:span text:style-name="Command_20_Heading">report_pulse_width_checks</text:span></text:p>
          </table:table-cell>
          <table:table-cell table:style-name="Table51.A1" office:value-type="string">
            <text:p text:style-name="P11">[-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7">-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3">digits</text:p>
          </table:table-cell>
          <table:table-cell table:style-name="Table51.A2" office:value-type="string">
            <text:p text:style-name="P4">The number of digits after the decimal point to report. <text:s/>The default is default_significant_digits.</text:p>
          </table:table-cell>
        </table:table-row>
        <table:table-row table:style-name="Table51.1">
          <table:table-cell table:style-name="Table51.A2" office:value-type="string">
            <text:p text:style-name="P11">-no_line_splits</text:p>
          </table:table-cell>
          <table:table-cell table:style-name="Table51.A2" office:value-type="string">
            <text:p text:style-name="P4"/>
          </table:table-cell>
        </table:table-row>
        <table:table-row table:style-name="Table51.1">
          <table:table-cell table:style-name="Table51.A2" office:value-type="string">
            <text:p text:style-name="P13">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text:s/>If <text:span text:style-name="Command_20_Argument">pins</text:span> is not specified all clock network pins are reported.</text:p>
      <table:table table:name="Table31" table:style-name="Table31">
        <table:table-column table:style-name="Table31.A"/>
        <table:table-column table:style-name="Table31.B"/>
        <table:table-row table:style-name="Table31.1">
          <table:table-cell table:style-name="Table31.A1" office:value-type="string">
            <text:p text:style-name="P11"><text:span text:style-name="Command_20_Heading">set_assigned_check</text:span></text:p>
          </table:table-cell>
          <table:table-cell table:style-name="Table31.A1" office:value-type="string">
            <text:p text:style-name="P11"><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1"><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1">-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1">-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4">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1">-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1">-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1"><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1"><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1">-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1">-worst</text:p>
          </table:table-cell>
          <table:table-cell table:style-name="Table31.A2" office:value-type="string">
            <text:p text:style-name="P4">Ignored.</text:p>
          </table:table-cell>
        </table:table-row>
        <table:table-row table:style-name="Table31.1">
          <table:table-cell table:style-name="Table31.A2" office:value-type="string">
            <text:p text:style-name="P11"><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1"><text:span text:style-name="Command_20_Heading">set_assigned_delay</text:span></text:p>
          </table:table-cell>
          <table:table-cell table:style-name="Table70.A1" office:value-type="string">
            <text:p text:style-name="P11"><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1"><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1">-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1">-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1">-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1">-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1">-max</text:p>
          </table:table-cell>
          <table:table-cell table:style-name="Table70.A2" office:value-type="string">
            <text:p text:style-name="P4">Annotate the maximum delays.</text:p>
          </table:table-cell>
        </table:table-row>
        <text:soft-page-break/>
        <table:table-row table:style-name="Table70.1">
          <table:table-cell table:style-name="Table70.A2" office:value-type="string">
            <text:p text:style-name="P11"><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1"><text:span text:style-name="Command_20_Heading">set_assigned_transition</text:span></text:p>
          </table:table-cell>
          <table:table-cell table:style-name="Table71.A1" office:value-type="string">
            <text:p text:style-name="P11">[-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1">-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1">-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1">-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1">-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1"><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1"><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ext:s/>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1"><text:span text:style-name="Command_20_Heading">set_case_analysis</text:span></text:p>
          </table:table-cell>
          <table:table-cell table:style-name="Table72.A1" office:value-type="string">
            <text:p text:style-name="P11"><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1"><text:span text:style-name="Command_20_Argument">port_or_pin_list</text:span></text:p>
          </table:table-cell>
          <table:table-cell table:style-name="Table72.A2" office:value-type="string">
            <text:p text:style-name="P4">A list of ports or pins.</text:p>
          </table:table-cell>
        </table:table-row>
      </table:table>
      <text:p text:style-name="Body_20_first"><text:soft-page-break/>The <text:span text:style-name="Command">set_case_analysis</text:span> command sets the signal on a port or pin to a constant logic value. <text:s/>No paths are propagated from constant pins. <text:s/>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1"><text:span text:style-name="Command_20_Heading">set_clock_gating_check</text:span></text:p>
          </table:table-cell>
          <table:table-cell table:style-name="Table73.A1" office:value-type="string">
            <text:p text:style-name="P11"><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3">setup_time</text:p>
          </table:table-cell>
          <table:table-cell table:style-name="Table73.A2" office:value-type="string">
            <text:p text:style-name="P11">Clock enable setup margin.</text:p>
          </table:table-cell>
        </table:table-row>
        <table:table-row table:style-name="Table73.1">
          <table:table-cell table:style-name="Table73.A2" office:value-type="string">
            <text:p text:style-name="P13">hold_time</text:p>
          </table:table-cell>
          <table:table-cell table:style-name="Table73.A2" office:value-type="string">
            <text:p text:style-name="P11">Clock enable hold margin.</text:p>
          </table:table-cell>
        </table:table-row>
        <table:table-row table:style-name="Table73.1">
          <table:table-cell table:style-name="Table73.A2" office:value-type="string">
            <text:p text:style-name="P11">-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1">-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1">-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1">-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1"><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s/></text:p>
      <text:p text:style-name="Body">If no objects are specified the setup/hold margin is global and applies to all clock gating circuits in the design. <text:s/>If neither of the <text:span text:style-name="Command">-rise</text:span> and <text:span text:style-name="Command">-fall</text:span> options are used the setup/hold margin applies to the rising and falling <text:s/>edges of the clock gating signal. <text:s/></text:p>
      <text:p text:style-name="Body">Normally the library cell function is used to determine the active state of the clock. <text:s/>The clock is active high for AND/NAND functions and active low for OR/NOR functions. <text:s/>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11"><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1"><text:span text:style-name="Command_20_Argument">name</text:span></text:p>
          </table:table-cell>
          <table:table-cell table:style-name="Table74.A1" office:value-type="string">
            <text:p text:style-name="P11"><text:span text:style-name="Command_20_Argument"><text:span text:style-name="T7">The clock group name.</text:span></text:span></text:p>
          </table:table-cell>
        </table:table-row>
        <table:table-row table:style-name="Table74.1">
          <table:table-cell table:style-name="Table74.A1" office:value-type="string">
            <text:p text:style-name="P11"><text:span text:style-name="Command">-logically_exclusive</text:span></text:p>
          </table:table-cell>
          <table:table-cell table:style-name="Table74.A1" office:value-type="string">
            <text:p text:style-name="P11"><text:span text:style-name="Command_20_Argument"><text:span text:style-name="T7">The clocks in different groups do not interact logically but can be physically present on the same chip. <text:s/>Paths between clock groups are considered for noise analysis.</text:span></text:span></text:p>
          </table:table-cell>
        </table:table-row>
        <table:table-row table:style-name="Table74.1">
          <table:table-cell table:style-name="Table74.A1" office:value-type="string">
            <text:p text:style-name="P11"><text:span text:style-name="Command">-physically_exclusive</text:span></text:p>
          </table:table-cell>
          <table:table-cell table:style-name="Table74.A1" office:value-type="string">
            <text:p text:style-name="P11"><text:span text:style-name="Command_20_Argument"><text:span text:style-name="T7">The clocks in different groups cannot be present at the same time on a chip. <text:s/>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1"><text:span text:style-name="Command">-asynchronous</text:span></text:p>
          </table:table-cell>
          <table:table-cell table:style-name="Table74.A1" office:value-type="string">
            <text:p text:style-name="P11"><text:span text:style-name="Command_20_Argument"><text:span text:style-name="T7">The clock groups are asynchronous. <text:s/>Paths between clock groups are considered for noise analysis.</text:span></text:span></text:p>
          </table:table-cell>
        </table:table-row>
        <table:table-row table:style-name="Table74.1">
          <table:table-cell table:style-name="Table74.A1" office:value-type="string">
            <text:p text:style-name="P11"><text:span text:style-name="Command">-allow_paths</text:span></text:p>
          </table:table-cell>
          <table:table-cell table:style-name="Table74.A1" office:value-type="string">
            <text:p text:style-name="P11"><text:span text:style-name="Command_20_Argument"/></text:p>
          </table:table-cell>
        </table:table-row>
        <table:table-row table:style-name="Table74.1">
          <table:table-cell table:style-name="Table74.A7" office:value-type="string">
            <text:p text:style-name="P11"><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text:s/>Clocks in different groups do not interact and paths between them are not reported. <text:s/>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1"><text:span text:style-name="Command_20_Heading">set_clock_latency</text:span></text:p>
          </table:table-cell>
          <table:table-cell table:style-name="Table75.A1" office:value-type="string">
            <text:p text:style-name="P11">[-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1"><text:span text:style-name="Command_20_Heading"><text:span text:style-name="T5">-source</text:span></text:span></text:p>
          </table:table-cell>
          <table:table-cell table:style-name="Table75.A2" office:value-type="string">
            <text:p text:style-name="P11">The latency is at the clock source.</text:p>
          </table:table-cell>
        </table:table-row>
        <table:table-row table:style-name="Table75.1">
          <table:table-cell table:style-name="Table75.A2" office:value-type="string">
            <text:p text:style-name="P11"><text:span text:style-name="Command_20_Heading"><text:span text:style-name="T4">clock</text:span></text:span></text:p>
          </table:table-cell>
          <table:table-cell table:style-name="Table75.A2" office:value-type="string">
            <text:p text:style-name="P11">If multiple clocks are defined at a pin this use this option to specify the latency for a specific clock.</text:p>
          </table:table-cell>
        </table:table-row>
        <table:table-row table:style-name="Table75.1">
          <table:table-cell table:style-name="Table75.A2" office:value-type="string">
            <text:p text:style-name="P11">-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1">-fall</text:p>
          </table:table-cell>
          <table:table-cell table:style-name="Table75.A2" office:value-type="string">
            <text:p text:style-name="P4">The latency is for the falling edge of the clock.</text:p>
          </table:table-cell>
        </table:table-row>
        <text:soft-page-break/>
        <table:table-row table:style-name="Table75.1">
          <table:table-cell table:style-name="Table75.A2" office:value-type="string">
            <text:p text:style-name="P11">-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1">-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3">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1"><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text:s/>Use the <text:span text:style-name="Command">-source</text:span> option to specify latency at the clock source, also known as insertion delay. <text:s/>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1"><text:span text:style-name="Command_20_Heading">set_clock_sense</text:span></text:p>
          </table:table-cell>
          <table:table-cell table:style-name="Table76.A1" office:value-type="string">
            <text:p text:style-name="P11"><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able:table-row table:style-name="Table76.1">
          <table:table-cell table:style-name="Table76.A1" office:value-type="string">
            <text:p text:style-name="P11"><text:span text:style-name="Command_20_Argument"><text:span text:style-name="T7">-positive</text:span></text:span></text:p>
          </table:table-cell>
          <table:table-cell table:style-name="Table76.A1" office:value-type="string">
            <text:p text:style-name="P11"><text:span text:style-name="Command_20_Argument"><text:span text:style-name="T7">The clock sense is positive unite.</text:span></text:span></text:p>
          </table:table-cell>
        </table:table-row>
        <table:table-row table:style-name="Table76.1">
          <table:table-cell table:style-name="Table76.A1" office:value-type="string">
            <text:p text:style-name="P11"><text:span text:style-name="Command_20_Argument"><text:span text:style-name="T7">-negative</text:span></text:span></text:p>
          </table:table-cell>
          <table:table-cell table:style-name="Table76.A1" office:value-type="string">
            <text:p text:style-name="P11"><text:span text:style-name="Command_20_Argument"><text:span text:style-name="T7">The clock sense is negative unite.</text:span></text:span></text:p>
          </table:table-cell>
        </table:table-row>
        <table:table-row table:style-name="Table76.1">
          <table:table-cell table:style-name="Table76.A1" office:value-type="string">
            <text:p text:style-name="P11"><text:span text:style-name="Command_20_Argument">pulse_type</text:span></text:p>
          </table:table-cell>
          <table:table-cell table:style-name="Table76.A1" office:value-type="string">
            <text:p text:style-name="P11"><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1"><text:span text:style-name="Command_20_Argument"><text:span text:style-name="T7">-stop_propagation</text:span></text:span></text:p>
          </table:table-cell>
          <table:table-cell table:style-name="Table76.A1" office:value-type="string">
            <text:p text:style-name="P11"><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1"><text:span text:style-name="Command_20_Argument">clocks</text:span></text:p>
          </table:table-cell>
          <table:table-cell table:style-name="Table76.A1" office:value-type="string">
            <text:p text:style-name="P11"><text:span text:style-name="Command_20_Argument"><text:span text:style-name="T7">A list of clocks to apply the sense</text:span></text:span></text:p>
          </table:table-cell>
        </table:table-row>
        <table:table-row table:style-name="Table76.1">
          <table:table-cell table:style-name="Table76.A7" office:value-type="string">
            <text:p text:style-name="P11"><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ext:s/>The clock sense is set with the <text:span text:style-name="Command">–positive</text:span> and <text:span text:style-name="Command">–negative</text:span> flags. <text:s/>Use the <text:span text:style-name="Command">–stop_propagation</text:span> flag to stop the clock from propagating beyond a pin. <text:s/>The <text:span text:style-name="Command">–positive</text:span>, <text:span text:style-name="Command">-negative</text:span>, <text:span text:style-name="Command">-stop_propagation</text:span>, and <text:span text:style-name="Command">–pulse</text:span> options are mutually exclusive. <text:s/>If the <text:span text:style-name="Command">–clock</text:span> option is not used the command applies to all clocks that traverse <text:span text:style-name="Command"><text:span text:style-name="T2">pins</text:span></text:span>. <text:s/>The <text:span text:style-name="Command">–pulse</text:span> option is currently not supported.</text:p>
      <table:table table:name="Table77" table:style-name="Table77">
        <table:table-column table:style-name="Table77.A"/>
        <table:table-column table:style-name="Table77.B"/>
        <text:soft-page-break/>
        <table:table-row table:style-name="Table77.1">
          <table:table-cell table:style-name="Table77.A1" office:value-type="string">
            <text:p text:style-name="P11"><text:span text:style-name="Command_20_Heading">set_clock_transition</text:span></text:p>
          </table:table-cell>
          <table:table-cell table:style-name="Table77.A1" office:value-type="string">
            <text:p text:style-name="P11">[-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1">-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1">-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1">-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1">-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3">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1"><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1"><text:span text:style-name="Command_20_Heading">set_clock_uncertainty</text:span></text:p>
          </table:table-cell>
          <table:table-cell table:style-name="Table78.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3">from_clock</text:p>
          </table:table-cell>
          <table:table-cell table:style-name="Table78.A2" office:value-type="string">
            <text:p text:style-name="P11"/>
          </table:table-cell>
        </table:table-row>
        <table:table-row table:style-name="Table78.1">
          <table:table-cell table:style-name="Table78.A2" office:value-type="string">
            <text:p text:style-name="P13">to_clock</text:p>
          </table:table-cell>
          <table:table-cell table:style-name="Table78.A2" office:value-type="string">
            <text:p text:style-name="P11"/>
          </table:table-cell>
        </table:table-row>
        <table:table-row table:style-name="Table78.1">
          <table:table-cell table:style-name="Table78.A2" office:value-type="string">
            <text:p text:style-name="P11">-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1">-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1">-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1">-hold</text:p>
          </table:table-cell>
          <table:table-cell table:style-name="Table78.A2" office:value-type="string">
            <text:p text:style-name="P4"><text:span text:style-name="T2">uncertainty</text:span> is the hold uncertainty.</text:p>
          </table:table-cell>
        </table:table-row>
        <text:soft-page-break/>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1"><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s/></text:p>
      <table:table table:name="Table79" table:style-name="Table79">
        <table:table-column table:style-name="Table79.A"/>
        <table:table-column table:style-name="Table79.B"/>
        <table:table-row table:style-name="Table79.1">
          <table:table-cell table:style-name="Table79.A1" office:value-type="string">
            <text:p text:style-name="P11"><text:span text:style-name="Command_20_Heading">set_data_check</text:span></text:p>
          </table:table-cell>
          <table:table-cell table:style-name="Table79.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3">from_object</text:p>
          </table:table-cell>
          <table:table-cell table:style-name="Table79.A2" office:value-type="string">
            <text:p text:style-name="P11">A pin used as the timing check reference.</text:p>
          </table:table-cell>
        </table:table-row>
        <table:table-row table:style-name="Table79.1">
          <table:table-cell table:style-name="Table79.A2" office:value-type="string">
            <text:p text:style-name="P13">to_object</text:p>
          </table:table-cell>
          <table:table-cell table:style-name="Table79.A2" office:value-type="string">
            <text:p text:style-name="P11">A pin that the setup/hold check is applied to.</text:p>
          </table:table-cell>
        </table:table-row>
        <table:table-row table:style-name="Table79.1">
          <table:table-cell table:style-name="Table79.A2" office:value-type="string">
            <text:p text:style-name="P11">-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1">-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1"><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1"><text:span text:style-name="Command_20_Heading">set_disable_inferred_clock_gating</text:span></text:p>
          </table:table-cell>
          <table:table-cell table:style-name="Table80.A1" office:value-type="string">
            <text:p text:style-name="P11"><text:span text:style-name="Command_20_Argument">objects</text:span></text:p>
          </table:table-cell>
        </table:table-row>
        <table:table-row table:style-name="Table80.1">
          <table:table-cell table:style-name="Table80.A2" office:value-type="string">
            <text:p text:style-name="P11"><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11"><text:span text:style-name="Command_20_Heading">set_disable_timing</text:span></text:p>
          </table:table-cell>
          <table:table-cell table:style-name="Table81.A1" office:value-type="string">
            <text:p text:style-name="P11">[-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3">from_port</text:p>
          </table:table-cell>
          <table:table-cell table:style-name="Table81.A2" office:value-type="string">
            <text:p text:style-name="P12"/>
          </table:table-cell>
        </table:table-row>
        <table:table-row table:style-name="Table81.1">
          <table:table-cell table:style-name="Table81.A2" office:value-type="string">
            <text:p text:style-name="P13">to_port</text:p>
          </table:table-cell>
          <table:table-cell table:style-name="Table81.A2" office:value-type="string">
            <text:p text:style-name="P12"/>
          </table:table-cell>
        </table:table-row>
        <table:table-row table:style-name="Table81.1">
          <table:table-cell table:style-name="Table81.A2" office:value-type="string">
            <text:p text:style-name="P13">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ext:s/>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ext:s/>Timing checks in the instance are <text:span text:style-name="T2">not</text:span> disabled. <text:s/></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text:s/>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1"><text:span text:style-name="Command_20_Heading">set_drive</text:span></text:p>
          </table:table-cell>
          <table:table-cell table:style-name="Table82.A1" office:value-type="string">
            <text:p text:style-name="P11">[-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1">-rise</text:p>
          </table:table-cell>
          <table:table-cell table:style-name="Table82.A2" office:value-type="string">
            <text:p text:style-name="P4">This is the drive resistance of the rising edge of the input.</text:p>
          </table:table-cell>
        </table:table-row>
        <text:soft-page-break/>
        <table:table-row table:style-name="Table82.1">
          <table:table-cell table:style-name="Table82.A2" office:value-type="string">
            <text:p text:style-name="P11">-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1">-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1">-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3">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3">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s/></text:p>
      <table:table table:name="Table83" table:style-name="Table83">
        <table:table-column table:style-name="Table83.A"/>
        <table:table-column table:style-name="Table83.B"/>
        <table:table-row table:style-name="Table83.1">
          <table:table-cell table:style-name="Table83.A1" office:value-type="string">
            <text:p text:style-name="P11"><text:span text:style-name="Command_20_Heading">set_driving_cell</text:span></text:p>
          </table:table-cell>
          <table:table-cell table:style-name="Table83.A1" office:value-type="string">
            <text:p text:style-name="P11">[-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3">cell_name</text:p>
          </table:table-cell>
          <table:table-cell table:style-name="Table83.A2" office:value-type="string">
            <text:p text:style-name="P11">The cell of driver.</text:p>
          </table:table-cell>
        </table:table-row>
        <table:table-row table:style-name="Table83.1">
          <table:table-cell table:style-name="Table83.A2" office:value-type="string">
            <text:p text:style-name="P13">library</text:p>
          </table:table-cell>
          <table:table-cell table:style-name="Table83.A2" office:value-type="string">
            <text:p text:style-name="P11">The library of the driving cell.</text:p>
          </table:table-cell>
        </table:table-row>
        <table:table-row table:style-name="Table83.1">
          <table:table-cell table:style-name="Table83.A2" office:value-type="string">
            <text:p text:style-name="P11">-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1">-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1">-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1">-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3">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3">from_pin</text:p>
          </table:table-cell>
          <table:table-cell table:style-name="Table83.A2" office:value-type="string">
            <text:p text:style-name="P4">Use paths through the driving cell from this pin to the output pin.</text:p>
          </table:table-cell>
        </table:table-row>
        <text:soft-page-break/>
        <table:table-row table:style-name="Table83.1">
          <table:table-cell table:style-name="Table83.A2" office:value-type="string">
            <text:p text:style-name="P13">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3">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s/></text:p>
      <table:table table:name="Table84" table:style-name="Table84">
        <table:table-column table:style-name="Table84.A"/>
        <table:table-column table:style-name="Table84.B"/>
        <table:table-row table:style-name="Table84.1">
          <table:table-cell table:style-name="Table84.A1" office:value-type="string">
            <text:p text:style-name="P11"><text:span text:style-name="Command_20_Heading">set_false_path</text:span></text:p>
          </table:table-cell>
          <table:table-cell table:style-name="Table84.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1">-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1">-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1">-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1">-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1">-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3">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ext:s/>The <text:span text:style-name="Command">-rise_from</text:span> and <text:span text:style-name="Command">-fall_from</text:span> keywords restrict the false paths to a specific clock edge.</text:p>
      <text:p text:style-name="Body"><text:soft-page-break/>Objects in <text:span text:style-name="Command_20_Argument">through_list</text:span> can be nets, instances, instance pins, or hierarchical pins,. <text:s/>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ext:s/>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1"><text:span text:style-name="Command_20_Heading">set_fanout_load</text:span></text:p>
          </table:table-cell>
          <table:table-cell table:style-name="Table85.A1" office:value-type="string">
            <text:p text:style-name="P11"><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1"><text:span text:style-name="Command_20_Heading">set_hierarchy_separator</text:span></text:p>
          </table:table-cell>
          <table:table-cell table:style-name="Table86.A1" office:value-type="string">
            <text:p text:style-name="P11"><text:span text:style-name="Command_20_Argument">separator</text:span></text:p>
          </table:table-cell>
        </table:table-row>
        <table:table-row table:style-name="Table86.1">
          <table:table-cell table:style-name="Table86.A2" office:value-type="string">
            <text:p text:style-name="P11"><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ext:s/>This separator is used by the command interpreter to read arguments and print results. <text:s/>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1"><text:span text:style-name="Command_20_Heading">set_ideal_latency</text:span></text:p>
          </table:table-cell>
          <table:table-cell table:style-name="Table87.A1" office:value-type="string">
            <text:p text:style-name="P11"><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1"><text:span text:style-name="Command_20_Heading">set_ideal_network</text:span></text:p>
          </table:table-cell>
          <table:table-cell table:style-name="Table88.A1" office:value-type="string">
            <text:p text:style-name="P11"><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1"><text:span text:style-name="Command_20_Heading">set_ideal_transition</text:span></text:p>
          </table:table-cell>
          <table:table-cell table:style-name="Table89.A1" office:value-type="string">
            <text:p text:style-name="P11"><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11"><text:span text:style-name="Command_20_Heading">set_input_delay</text:span></text:p>
          </table:table-cell>
          <table:table-cell table:style-name="Table90.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1">-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1">-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1">-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1">-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3">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1">-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1"><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1">-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1">-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1">-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3">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1"><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text:s/>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text:s/>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text:s/>With the <text:span text:style-name="Command">-clock_fall</text:span> flag the arrival time is relative to the falling transition at the reference pin. <text:s/>If no clocks arrive at the reference pin the <text:span text:style-name="Command">set_input_delay</text:span> command is ignored. If no <text:span text:style-name="Command">-clock</text:span> is specified the arrival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1"><text:span text:style-name="Command_20_Heading">set_input_transition</text:span></text:p>
          </table:table-cell>
          <table:table-cell table:style-name="Table91.A1" office:value-type="string">
            <text:p text:style-name="P11">[-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1">-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1">-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1">-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1">-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3">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1"><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1"><text:span text:style-name="Command_20_Heading">set_level_shifter_strategy</text:span></text:p>
          </table:table-cell>
          <table:table-cell table:style-name="Table92.A1" office:value-type="string">
            <text:p text:style-name="P11"><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1"><text:span text:style-name="Command_20_Heading">set_level_shifter_threshold</text:span></text:p>
          </table:table-cell>
          <table:table-cell table:style-name="Table93.A1" office:value-type="string">
            <text:p text:style-name="P11"><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11"><text:span text:style-name="Command_20_Heading">set_load</text:span></text:p>
          </table:table-cell>
          <table:table-cell table:style-name="Table94.A1" office:value-type="string">
            <text:p text:style-name="P11">[-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1">-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1">-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1">-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1">-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1">-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1">-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1">-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s/></text:p>
      <text:p text:style-name="Body">Ports can have external wire or pin capacitance that is annotated separately with the <text:span text:style-name="Command">-pin_load</text:span> and <text:span text:style-name="Command">-wire_load</text:span> options. <text:s/>Without the <text:span text:style-name="Command">-pin_load</text:span> and <text:span text:style-name="Command">-wire_load</text:span> options pin capacitance is annotated. <text:s/>External capacitances are used by delay calculator to find output driver delays and transition times.</text:p>
      <text:p text:style-name="Body">Net wire capacitance can also be annotated with the <text:span text:style-name="Command">set_load</text:span> command. <text:s/>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1"><text:span text:style-name="Command"><text:span text:style-name="T2">port_list</text:span></text:span></text:p>
          </table:table-cell>
        </table:table-row>
        <table:table-row table:style-name="Table95.1">
          <table:table-cell table:style-name="Table95.A2" office:value-type="string">
            <text:p text:style-name="P11"><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text:s/>No paths are propagated from constant pins. <text:s/></text:p>
      <table:table table:name="Table96" table:style-name="Table96">
        <table:table-column table:style-name="Table96.A"/>
        <table:table-column table:style-name="Table96.B"/>
        <text:soft-page-break/>
        <table:table-row table:style-name="Table96.1">
          <table:table-cell table:style-name="Table96.A1" office:value-type="string">
            <text:p text:style-name="P11"><text:span text:style-name="Command_20_Heading">set_logic_one</text:span></text:p>
          </table:table-cell>
          <table:table-cell table:style-name="Table96.A1" office:value-type="string">
            <text:p text:style-name="P11"><text:span text:style-name="Command"><text:span text:style-name="T2">port_list</text:span></text:span></text:p>
          </table:table-cell>
        </table:table-row>
        <table:table-row table:style-name="Table96.1">
          <table:table-cell table:style-name="Table96.A2" office:value-type="string">
            <text:p text:style-name="P11"><text:span text:style-name="Command"><text:span text:style-name="T2">port_pin_list</text:span></text:span></text:p>
          </table:table-cell>
          <table:table-cell table:style-name="Table96.A2" office:value-type="string">
            <text:p text:style-name="P11">List of ports or pins.</text:p>
          </table:table-cell>
        </table:table-row>
      </table:table>
      <text:p text:style-name="Body_20_first">Set a port or pin to a constant logic one value. <text:s/>No paths are propagated from constant pins. <text:s/></text:p>
      <table:table table:name="Table97" table:style-name="Table97">
        <table:table-column table:style-name="Table97.A"/>
        <table:table-column table:style-name="Table97.B"/>
        <table:table-row table:style-name="Table97.1">
          <table:table-cell table:style-name="Table97.A1" office:value-type="string">
            <text:p text:style-name="P11"><text:span text:style-name="Command_20_Heading">set_logic_zero</text:span></text:p>
          </table:table-cell>
          <table:table-cell table:style-name="Table97.A1" office:value-type="string">
            <text:p text:style-name="P11"><text:span text:style-name="Command"><text:span text:style-name="T2">port_list</text:span></text:span></text:p>
          </table:table-cell>
        </table:table-row>
        <table:table-row table:style-name="Table97.1">
          <table:table-cell table:style-name="Table97.A2" office:value-type="string">
            <text:p text:style-name="P11"><text:span text:style-name="Command"><text:span text:style-name="T2">port_pin_list</text:span></text:span></text:p>
          </table:table-cell>
          <table:table-cell table:style-name="Table97.A2" office:value-type="string">
            <text:p text:style-name="P11">List of ports or pins.</text:p>
          </table:table-cell>
        </table:table-row>
      </table:table>
      <text:p text:style-name="Body_20_first">Set a port or pin to a constant logic zero value. <text:s/>No paths are propagated from constant pins. <text:s/></text:p>
      <table:table table:name="Table98" table:style-name="Table98">
        <table:table-column table:style-name="Table98.A"/>
        <table:table-column table:style-name="Table98.B"/>
        <table:table-row table:style-name="Table98.1">
          <table:table-cell table:style-name="Table98.A1" office:value-type="string">
            <text:p text:style-name="P11"><text:span text:style-name="Command_20_Heading">set_max_area</text:span></text:p>
          </table:table-cell>
          <table:table-cell table:style-name="Table98.A1" office:value-type="string">
            <text:p text:style-name="P11"><text:span text:style-name="Command"><text:span text:style-name="T2">area</text:span></text:span></text:p>
          </table:table-cell>
        </table:table-row>
        <table:table-row table:style-name="Table98.1">
          <table:table-cell table:style-name="Table98.A2" office:value-type="string">
            <text:p text:style-name="P11"><text:span text:style-name="Command"><text:span text:style-name="T2">area</text:span></text:span></text:p>
          </table:table-cell>
          <table:table-cell table:style-name="Table98.A2" office:value-type="string">
            <text:p text:style-name="P11"/>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1"><text:span text:style-name="Command_20_Heading">set_max_capacitance</text:span></text:p>
          </table:table-cell>
          <table:table-cell table:style-name="Table99.A1" office:value-type="string">
            <text:p text:style-name="P11"><text:span text:style-name="Command"><text:span text:style-name="T2">capacitance<text:line-break/>objects</text:span></text:span></text:p>
          </table:table-cell>
        </table:table-row>
        <table:table-row table:style-name="Table99.1">
          <table:table-cell table:style-name="Table99.A2" office:value-type="string">
            <text:p text:style-name="P11"><text:span text:style-name="Command"><text:span text:style-name="T2">capacitance</text:span></text:span></text:p>
          </table:table-cell>
          <table:table-cell table:style-name="Table99.A2" office:value-type="string">
            <text:p text:style-name="P13"/>
          </table:table-cell>
        </table:table-row>
        <table:table-row table:style-name="Table99.1">
          <table:table-cell table:style-name="Table99.A2" office:value-type="string">
            <text:p text:style-name="P11"><text:span text:style-name="Command"><text:span text:style-name="T2">objects</text:span></text:span></text:p>
          </table:table-cell>
          <table:table-cell table:style-name="Table99.A2" office:value-type="string">
            <text:p text:style-name="P11">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1"><text:span text:style-name="Command_20_Heading">set_max_delay</text:span></text:p>
          </table:table-cell>
          <table:table-cell table:style-name="Table100.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ext:soft-page-break/>
        <table:table-row table:style-name="Table100.1">
          <table:table-cell table:style-name="Table100.A2" office:value-type="string">
            <text:p text:style-name="P11">-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1">-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8">-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1">-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1"><text:span text:style-name="Command_20_Heading">set_max_dynamic_power</text:span></text:p>
          </table:table-cell>
          <table:table-cell table:style-name="Table101.A1" office:value-type="string">
            <text:p text:style-name="P11"><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1"><text:span text:style-name="Command_20_Heading">set_max_fanout</text:span></text:p>
          </table:table-cell>
          <table:table-cell table:style-name="Table102.A1" office:value-type="string">
            <text:p text:style-name="P11"><text:span text:style-name="Command"><text:span text:style-name="T2">fanout<text:line-break/>objects</text:span></text:span></text:p>
          </table:table-cell>
        </table:table-row>
        <table:table-row table:style-name="Table102.1">
          <table:table-cell table:style-name="Table102.A2" office:value-type="string">
            <text:p text:style-name="P11"><text:span text:style-name="Command"><text:span text:style-name="T2">fanout</text:span></text:span></text:p>
          </table:table-cell>
          <table:table-cell table:style-name="Table102.A2" office:value-type="string">
            <text:p text:style-name="P13"/>
          </table:table-cell>
        </table:table-row>
        <table:table-row table:style-name="Table102.1">
          <table:table-cell table:style-name="Table102.A2" office:value-type="string">
            <text:p text:style-name="P11"><text:span text:style-name="Command"><text:span text:style-name="T2">objects</text:span></text:span></text:p>
          </table:table-cell>
          <table:table-cell table:style-name="Table102.A2" office:value-type="string">
            <text:p text:style-name="P11">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1"><text:span text:style-name="Command_20_Heading">set_max_leakage_power</text:span></text:p>
          </table:table-cell>
          <table:table-cell table:style-name="Table103.A1" office:value-type="string">
            <text:p text:style-name="P11"><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ext:soft-page-break/>
        <table:table-row table:style-name="Table104.1">
          <table:table-cell table:style-name="Table104.A1" office:value-type="string">
            <text:p text:style-name="P11"><text:span text:style-name="Command_20_Heading">set_max_time_borrow</text:span></text:p>
          </table:table-cell>
          <table:table-cell table:style-name="Table104.A1" office:value-type="string">
            <text:p text:style-name="P11"><text:span text:style-name="Command"><text:span text:style-name="T2">delay<text:line-break/>objects</text:span></text:span></text:p>
          </table:table-cell>
        </table:table-row>
        <table:table-row table:style-name="Table104.1">
          <table:table-cell table:style-name="Table104.A2" office:value-type="string">
            <text:p text:style-name="P11"><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1"><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ext:s/>Time borrowing is the time that a data input to a transparent latch arrives after the latch opens. <text:s/></text:p>
      <table:table table:name="Table105" table:style-name="Table105">
        <table:table-column table:style-name="Table105.A"/>
        <table:table-column table:style-name="Table105.B"/>
        <table:table-row table:style-name="Table105.1">
          <table:table-cell table:style-name="Table105.A1" office:value-type="string">
            <text:p text:style-name="P11"><text:span text:style-name="Command_20_Heading">set_max_transition</text:span></text:p>
          </table:table-cell>
          <table:table-cell table:style-name="Table105.A1" office:value-type="string">
            <text:p text:style-name="P11"><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1"><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1"><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s/></text:p>
      <text:p text:style-name="Body_20_first">If specified for a design, the default maximum transition is set for the design.</text:p>
      <text:p text:style-name="Body">If specified for a clock, the maximum transition is applied to all pins in the clock domain. <text:s/>The <text:span text:style-name="Command">–clock_path </text:span>option restricts the maximum transition to clocks in clock paths. <text:s/>The <text:span text:style-name="Command">-data_ input</text:span> option restricts the maximum transition to clocks data paths. <text:s/>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1"><text:span text:style-name="Command_20_Heading">set_min_capacitance</text:span></text:p>
          </table:table-cell>
          <table:table-cell table:style-name="Table106.A1" office:value-type="string">
            <text:p text:style-name="P11"><text:span text:style-name="Command"><text:span text:style-name="T2">capacitance<text:line-break/>objects</text:span></text:span></text:p>
          </table:table-cell>
        </table:table-row>
        <table:table-row table:style-name="Table106.1">
          <table:table-cell table:style-name="Table106.A2" office:value-type="string">
            <text:p text:style-name="P11"><text:span text:style-name="Command"><text:span text:style-name="T2">capacitance</text:span></text:span></text:p>
          </table:table-cell>
          <table:table-cell table:style-name="Table106.A2" office:value-type="string">
            <text:p text:style-name="P13"/>
          </table:table-cell>
        </table:table-row>
        <table:table-row table:style-name="Table106.1">
          <table:table-cell table:style-name="Table106.A2" office:value-type="string">
            <text:p text:style-name="P11"><text:span text:style-name="Command"><text:span text:style-name="T2">objects</text:span></text:span></text:p>
          </table:table-cell>
          <table:table-cell table:style-name="Table106.A2" office:value-type="string">
            <text:p text:style-name="P11">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11"><text:span text:style-name="Command_20_Heading">set_min_delay</text:span></text:p>
          </table:table-cell>
          <table:table-cell table:style-name="Table107.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1">-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1">-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8">-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1">-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3">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1"><text:span text:style-name="Command_20_Heading">set_min_pulse_width</text:span></text:p>
          </table:table-cell>
          <table:table-cell table:style-name="Table111.A1" office:value-type="string">
            <text:p text:style-name="P11"><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11"><text:span text:style-name="Command">-high</text:span></text:p>
          </table:table-cell>
          <table:table-cell table:style-name="Table111.A2" office:value-type="string">
            <text:p text:style-name="P11">Set the minimum high pulse width.</text:p>
          </table:table-cell>
        </table:table-row>
        <table:table-row table:style-name="Table111.1">
          <table:table-cell table:style-name="Table111.A2" office:value-type="string">
            <text:p text:style-name="P11"><text:span text:style-name="Command">-low</text:span></text:p>
          </table:table-cell>
          <table:table-cell table:style-name="Table111.A2" office:value-type="string">
            <text:p text:style-name="P11">Set the minimum low pulse width.</text:p>
          </table:table-cell>
        </table:table-row>
        <table:table-row table:style-name="Table111.1">
          <table:table-cell table:style-name="Table111.A2" office:value-type="string">
            <text:p text:style-name="P11"><text:span text:style-name="Command"><text:span text:style-name="T2">min_width</text:span></text:span></text:p>
          </table:table-cell>
          <table:table-cell table:style-name="Table111.A2" office:value-type="string">
            <text:p text:style-name="P13"/>
          </table:table-cell>
        </table:table-row>
        <table:table-row table:style-name="Table111.1">
          <table:table-cell table:style-name="Table111.A2" office:value-type="string">
            <text:p text:style-name="P11"><text:span text:style-name="Command"><text:span text:style-name="T2">objects</text:span></text:span></text:p>
          </table:table-cell>
          <table:table-cell table:style-name="Table111.A2" office:value-type="string">
            <text:p text:style-name="P11">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1"><text:span text:style-name="Command_20_Heading">set_multicycle_path</text:span></text:p>
          </table:table-cell>
          <table:table-cell table:style-name="Table112.A1" office:value-type="string">
            <text:p text:style-name="P11">[-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1">-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1">-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1">-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1">-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1">-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1">-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1">-reset_path</text:p>
          </table:table-cell>
          <table:table-cell table:style-name="Table112.A2" office:value-type="string">
            <text:p text:style-name="Example">Remove any matching set_false_path, set_multicycle_path, set_max_delay, set_min_delay exceptions first.</text:p>
          </table:table-cell>
        </table:table-row>
        <text:soft-page-break/>
        <table:table-row table:style-name="Table112.1">
          <table:table-cell table:style-name="Table112.A2" office:value-type="string">
            <text:p text:style-name="P1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ext:s/>The <text:span text:style-name="Command">set_multicycle_path</text:span> command overrides this assumption and allows multiple clock cycles for a timing check.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text:p>
      <table:table table:name="Table113" table:style-name="Table113">
        <table:table-column table:style-name="Table113.A"/>
        <table:table-column table:style-name="Table113.B"/>
        <table:table-row table:style-name="Table113.1">
          <table:table-cell table:style-name="Table113.A1" office:value-type="string">
            <text:p text:style-name="P11"><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1">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text:s/>Setup checks use <text:span text:style-name="T3">max_condition</text:span> for clock and data paths. <text:s/>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text:s/>Setup checks use <text:span text:style-name="T3">max_condition</text:span> for data paths and <text:s text:c="3"/><text:span text:style-name="T3">min_condition</text:span> for clock paths. <text:s/>Hold checks use <text:span text:style-name="T3">min_condition</text:span> for data paths and <text:span text:style-name="T3">max_condition</text:span> for clock paths. <text:s/>This is the default analysis type.</text:p>
          </table:table-cell>
        </table:table-row>
        <table:table-row table:style-name="Table113.1">
          <table:table-cell table:style-name="Table113.A2" office:value-type="string">
            <text:p text:style-name="P14">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4">The name of the library that contains <text:span text:style-name="T3">min_condition</text:span>.</text:p>
          </table:table-cell>
        </table:table-row>
        <text:soft-page-break/>
        <table:table-row table:style-name="Table113.1">
          <table:table-cell table:style-name="Table113.A2" office:value-type="string">
            <text:p text:style-name="P14">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1"><text:span text:style-name="Command_20_Heading">set_output_delay</text:span></text:p>
          </table:table-cell>
          <table:table-cell table:style-name="Table114.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1">-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1">-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1">-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1">-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3">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1">-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1"><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1">-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3">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1"><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text:s/>Unless the <text:span text:style-name="Command">-add_delay</text:span> option is specified any existing departure time is replaced.</text:p>
      <text:p text:style-name="Body"><text:soft-page-break/>The <text:span text:style-name="Command">–reference_pin</text:span> option is used to specify a departure time with respect to the arrival on a pin in the clock network. <text:s/>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text:s/>With the <text:span text:style-name="Command">-clock_fall</text:span> flag the departure time is relative to the falling transition at the reference pin. <text:s/>If no clocks arrive at the reference pin the <text:span text:style-name="Command">set_output_delay</text:span> command is ignored. If no <text:span text:style-name="Command">-clock</text:span> is specified the departure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1"><text:span text:style-name="Command_20_Heading">set_port_fanout_number</text:span></text:p>
          </table:table-cell>
          <table:table-cell table:style-name="Table115.A1" office:value-type="string">
            <text:p text:style-name="P11"><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1"><text:span text:style-name="Command_20_Argument"><text:span text:style-name="T7">-min</text:span></text:span></text:p>
          </table:table-cell>
          <table:table-cell table:style-name="Table115.A2" office:value-type="string">
            <text:p text:style-name="P11">The fanout for minimum path delay calculation.</text:p>
          </table:table-cell>
        </table:table-row>
        <table:table-row table:style-name="Table115.1">
          <table:table-cell table:style-name="Table115.A2" office:value-type="string">
            <text:p text:style-name="P11"><text:span text:style-name="Command_20_Argument"><text:span text:style-name="T7">-max</text:span></text:span></text:p>
          </table:table-cell>
          <table:table-cell table:style-name="Table115.A2" office:value-type="string">
            <text:p text:style-name="P11">The fanout for maximum path delay calculation.</text:p>
          </table:table-cell>
        </table:table-row>
        <table:table-row table:style-name="Table115.1">
          <table:table-cell table:style-name="Table115.A2" office:value-type="string">
            <text:p text:style-name="P11"><text:span text:style-name="Command_20_Argument">fanout</text:span></text:p>
          </table:table-cell>
          <table:table-cell table:style-name="Table115.A2" office:value-type="string">
            <text:p text:style-name="P11">The external fanout of the ports.</text:p>
          </table:table-cell>
        </table:table-row>
        <table:table-row table:style-name="Table115.1">
          <table:table-cell table:style-name="Table115.A2" office:value-type="string">
            <text:p text:style-name="P11"><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1"><text:span text:style-name="Command_20_Heading">set_propagated_clock</text:span></text:p>
          </table:table-cell>
          <table:table-cell table:style-name="Table116.A1" office:value-type="string">
            <text:p text:style-name="P11"><text:span text:style-name="Command_20_Argument">objects</text:span></text:p>
          </table:table-cell>
        </table:table-row>
        <table:table-row table:style-name="Table116.1">
          <table:table-cell table:style-name="Table116.A2" office:value-type="string">
            <text:p text:style-name="P11"><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text:s/>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1"><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1">[-temperature <text:span text:style-name="T2">temperature</text:span>]</text:p>
          </table:table-cell>
        </table:table-row>
        <table:table-row table:style-name="Table117.2">
          <table:table-cell table:style-name="Table117.A2" office:value-type="string">
            <text:p text:style-name="P13">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1">-min</text:p>
          </table:table-cell>
          <table:table-cell table:style-name="Table117.A2" office:value-type="string">
            <text:p text:style-name="P4">Only set the PVT values for max delay paths.</text:p>
          </table:table-cell>
        </table:table-row>
        <text:soft-page-break/>
        <table:table-row table:style-name="Table117.2">
          <table:table-cell table:style-name="Table117.A2" office:value-type="string">
            <text:p text:style-name="P11">-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3">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3">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3">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s/></text:p>
      <table:table table:name="Table118" table:style-name="Table118">
        <table:table-column table:style-name="Table118.A"/>
        <table:table-column table:style-name="Table118.B"/>
        <table:table-row table:style-name="Table118.1">
          <table:table-cell table:style-name="Table118.A1" office:value-type="string">
            <text:p text:style-name="P11"><text:span text:style-name="Command_20_Heading">set_timing_derate</text:span></text:p>
          </table:table-cell>
          <table:table-cell table:style-name="Table118.A1" office:value-type="string">
            <text:p text:style-name="P11">[-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1"><text:span text:style-name="Command_20_Argument"><text:span text:style-name="T7">-early</text:span></text:span></text:p>
          </table:table-cell>
          <table:table-cell table:style-name="Table118.A2" office:value-type="string">
            <text:p text:style-name="P11">Derate early (min) paths.</text:p>
          </table:table-cell>
        </table:table-row>
        <table:table-row table:style-name="Table118.1">
          <table:table-cell table:style-name="Table118.A2" office:value-type="string">
            <text:p text:style-name="P11"><text:span text:style-name="Command_20_Argument"><text:span text:style-name="T7">-late</text:span></text:span></text:p>
          </table:table-cell>
          <table:table-cell table:style-name="Table118.A2" office:value-type="string">
            <text:p text:style-name="P11">Derate late (max) paths.</text:p>
          </table:table-cell>
        </table:table-row>
        <table:table-row table:style-name="Table118.1">
          <table:table-cell table:style-name="Table118.A2" office:value-type="string">
            <text:p text:style-name="P11"><text:span text:style-name="Command_20_Argument"><text:span text:style-name="T7">-clock</text:span></text:span></text:p>
          </table:table-cell>
          <table:table-cell table:style-name="Table118.A2" office:value-type="string">
            <text:p text:style-name="P11">Derate paths in the clock network.</text:p>
          </table:table-cell>
        </table:table-row>
        <table:table-row table:style-name="Table118.1">
          <table:table-cell table:style-name="Table118.A2" office:value-type="string">
            <text:p text:style-name="P11"><text:span text:style-name="Command_20_Argument"><text:span text:style-name="T7">-data</text:span></text:span></text:p>
          </table:table-cell>
          <table:table-cell table:style-name="Table118.A2" office:value-type="string">
            <text:p text:style-name="P11">Derate data paths.</text:p>
          </table:table-cell>
        </table:table-row>
        <table:table-row table:style-name="Table118.1">
          <table:table-cell table:style-name="Table118.A2" office:value-type="string">
            <text:p text:style-name="P11"><text:span text:style-name="Command_20_Argument"><text:span text:style-name="T7">-net_delay</text:span></text:span></text:p>
          </table:table-cell>
          <table:table-cell table:style-name="Table118.A2" office:value-type="string">
            <text:p text:style-name="P11">Derate net (interconnect) delays.</text:p>
          </table:table-cell>
        </table:table-row>
        <table:table-row table:style-name="Table118.1">
          <table:table-cell table:style-name="Table118.A2" office:value-type="string">
            <text:p text:style-name="P11"><text:span text:style-name="Command_20_Argument"><text:span text:style-name="T7">-cell_delay</text:span></text:span></text:p>
          </table:table-cell>
          <table:table-cell table:style-name="Table118.A2" office:value-type="string">
            <text:p text:style-name="P11">Derate cell delays.</text:p>
          </table:table-cell>
        </table:table-row>
        <table:table-row table:style-name="Table118.1">
          <table:table-cell table:style-name="Table118.A2" office:value-type="string">
            <text:p text:style-name="P11"><text:span text:style-name="Command_20_Argument"><text:span text:style-name="T7">-cell_check</text:span></text:span></text:p>
          </table:table-cell>
          <table:table-cell table:style-name="Table118.A2" office:value-type="string">
            <text:p text:style-name="P11">Derate cell timing check margins.</text:p>
          </table:table-cell>
        </table:table-row>
        <table:table-row table:style-name="Table118.1">
          <table:table-cell table:style-name="Table118.A2" office:value-type="string">
            <text:p text:style-name="P11"><text:span text:style-name="Command_20_Argument">derate</text:span></text:p>
          </table:table-cell>
          <table:table-cell table:style-name="Table118.A2" office:value-type="string">
            <text:p text:style-name="P11">The derating factor (0.0 to 1.0).</text:p>
          </table:table-cell>
        </table:table-row>
        <table:table-row table:style-name="Table118.1">
          <table:table-cell table:style-name="Table118.A2" office:value-type="string">
            <text:p text:style-name="P11"><text:span text:style-name="Command_20_Argument">objects</text:span></text:p>
          </table:table-cell>
          <table:table-cell table:style-name="Table118.A2" office:value-type="string">
            <text:p text:style-name="P11">A list of instances, library cells, or nets.</text:p>
          </table:table-cell>
        </table:table-row>
      </table:table>
      <text:p text:style-name="Body_20_first">The <text:span text:style-name="Command">set_timing_derate</text:span> command is used to derate delay calculation results used by the STA. <text:s/>If the <text:span text:style-name="Command">–early</text:span> and <text:span text:style-name="Command">–late</text:span> flags are omitted the both min and max paths are derated. <text:s/>If the <text:span text:style-name="Command">–clock</text:span> and <text:span text:style-name="Command">–data</text:span> flags are not used the derating both clock and data paths are derated. <text:s/></text:p>
      <text:p text:style-name="Body_20_first"><text:soft-page-break/>Use the reset_timing_derate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1"><text:span text:style-name="Command_20_Heading">set_resistance</text:span></text:p>
          </table:table-cell>
          <table:table-cell table:style-name="Table119.A1" office:value-type="string">
            <text:p text:style-name="P11">[-max]<text:line-break/>[-min]<text:line-break/><text:span text:style-name="T2">resistance<text:line-break/>net_list</text:span></text:p>
          </table:table-cell>
        </table:table-row>
        <table:table-row table:style-name="Table119.1">
          <table:table-cell table:style-name="Table119.A2" office:value-type="string">
            <text:p text:style-name="P11"><text:span text:style-name="Command_20_Argument"><text:span text:style-name="T7">-min</text:span></text:span></text:p>
          </table:table-cell>
          <table:table-cell table:style-name="Table119.A2" office:value-type="string">
            <text:p text:style-name="P11">The resistance for minimum path delay calculation.</text:p>
          </table:table-cell>
        </table:table-row>
        <table:table-row table:style-name="Table119.1">
          <table:table-cell table:style-name="Table119.A2" office:value-type="string">
            <text:p text:style-name="P11"><text:span text:style-name="Command_20_Argument"><text:span text:style-name="T7">-max</text:span></text:span></text:p>
          </table:table-cell>
          <table:table-cell table:style-name="Table119.A2" office:value-type="string">
            <text:p text:style-name="P11">The resistance for maximum path delay calculation.</text:p>
          </table:table-cell>
        </table:table-row>
        <table:table-row table:style-name="Table119.1">
          <table:table-cell table:style-name="Table119.A2" office:value-type="string">
            <text:p text:style-name="P11"><text:span text:style-name="Command_20_Argument">resistance</text:span></text:p>
          </table:table-cell>
          <table:table-cell table:style-name="Table119.A2" office:value-type="string">
            <text:p text:style-name="P11">The net resistance.</text:p>
          </table:table-cell>
        </table:table-row>
        <table:table-row table:style-name="Table119.1">
          <table:table-cell table:style-name="Table119.A2" office:value-type="string">
            <text:p text:style-name="P11"><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1"><text:span text:style-name="Command_20_Heading">set_units</text:span></text:p>
          </table:table-cell>
          <table:table-cell table:style-name="Table120.A1" office:value-type="string">
            <text:p text:style-name="P11"><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6">cap_unit</text:p>
          </table:table-cell>
          <table:table-cell table:style-name="Table120.A2" office:value-type="string">
            <text:p text:style-name="P11">The capacitance scale factor followed by ‘f’.</text:p>
          </table:table-cell>
        </table:table-row>
        <table:table-row table:style-name="Table120.1">
          <table:table-cell table:style-name="Table120.A2" office:value-type="string">
            <text:p text:style-name="P16">res_unit</text:p>
          </table:table-cell>
          <table:table-cell table:style-name="Table120.A2" office:value-type="string">
            <text:p text:style-name="P11">The resistance scale factor followed by ‘ohm’.</text:p>
          </table:table-cell>
        </table:table-row>
        <table:table-row table:style-name="Table120.1">
          <table:table-cell table:style-name="Table120.A2" office:value-type="string">
            <text:p text:style-name="P16">time_unit</text:p>
          </table:table-cell>
          <table:table-cell table:style-name="Table120.A2" office:value-type="string">
            <text:p text:style-name="P11">The time scale factor followed by ‘s’.</text:p>
          </table:table-cell>
        </table:table-row>
        <table:table-row table:style-name="Table120.1">
          <table:table-cell table:style-name="Table120.A2" office:value-type="string">
            <text:p text:style-name="P16">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6">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6">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1"><text:span text:style-name="Command_20_Heading">set_wire_load_min_block_size</text:span></text:p>
          </table:table-cell>
          <table:table-cell table:style-name="Table121.A1" office:value-type="string">
            <text:p text:style-name="P11"><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1"><text:span text:style-name="Command_20_Heading">set_wire_load_mode</text:span></text:p>
          </table:table-cell>
          <table:table-cell table:style-name="Table122.A1" office:value-type="string">
            <text:p text:style-name="P11"><text:span text:style-name="Command_20_Argument"><text:span text:style-name="T7">top|enclosed|segmented</text:span></text:span></text:p>
          </table:table-cell>
        </table:table-row>
        <table:table-row table:style-name="Table122.1">
          <table:table-cell table:style-name="Table122.A2" office:value-type="string">
            <text:p text:style-name="P11">top</text:p>
          </table:table-cell>
          <table:table-cell table:style-name="Table122.A2" office:value-type="string">
            <text:p text:style-name="P11"/>
          </table:table-cell>
        </table:table-row>
        <table:table-row table:style-name="Table122.1">
          <table:table-cell table:style-name="Table122.A2" office:value-type="string">
            <text:p text:style-name="P11">enclosed</text:p>
          </table:table-cell>
          <table:table-cell table:style-name="Table122.A2" office:value-type="string">
            <text:p text:style-name="P11"/>
          </table:table-cell>
        </table:table-row>
        <table:table-row table:style-name="Table122.1">
          <table:table-cell table:style-name="Table122.A2" office:value-type="string">
            <text:p text:style-name="P11">segmented</text:p>
          </table:table-cell>
          <table:table-cell table:style-name="Table122.A2" office:value-type="string">
            <text:p text:style-name="P11"/>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1"><text:span text:style-name="Command_20_Heading">set_wire_load_model</text:span></text:p>
          </table:table-cell>
          <table:table-cell table:style-name="Table123.A1" office:value-type="string">
            <text:p text:style-name="P11"><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1"><text:span text:style-name="Command_20_Argument">model_name</text:span></text:p>
          </table:table-cell>
          <table:table-cell table:style-name="Table123.A2" office:value-type="string">
            <text:p text:style-name="P11">The name of a wire load model.</text:p>
          </table:table-cell>
        </table:table-row>
        <table:table-row table:style-name="Table123.1">
          <table:table-cell table:style-name="Table123.A2" office:value-type="string">
            <text:p text:style-name="P11"><text:span text:style-name="Command_20_Argument">library</text:span></text:p>
          </table:table-cell>
          <table:table-cell table:style-name="Table123.A2" office:value-type="string">
            <text:p text:style-name="P11">Library to look for <text:span text:style-name="T2">model_name</text:span>.</text:p>
          </table:table-cell>
        </table:table-row>
        <table:table-row table:style-name="Table123.1">
          <table:table-cell table:style-name="Table123.A2" office:value-type="string">
            <text:p text:style-name="P11">-max</text:p>
          </table:table-cell>
          <table:table-cell table:style-name="Table123.A2" office:value-type="string">
            <text:p text:style-name="P11">The wire load model is for maximum path delays.</text:p>
          </table:table-cell>
        </table:table-row>
        <table:table-row table:style-name="Table123.1">
          <table:table-cell table:style-name="Table123.A2" office:value-type="string">
            <text:p text:style-name="P11">-min</text:p>
          </table:table-cell>
          <table:table-cell table:style-name="Table123.A2" office:value-type="string">
            <text:p text:style-name="P11">The wire load model is for minimum path delays.</text:p>
          </table:table-cell>
        </table:table-row>
        <table:table-row table:style-name="Table123.1">
          <table:table-cell table:style-name="Table123.A2" office:value-type="string">
            <text:p text:style-name="P11"><text:span text:style-name="Command_20_Argument">objects</text:span></text:p>
          </table:table-cell>
          <table:table-cell table:style-name="Table123.A2" office:value-type="string">
            <text:p text:style-name="P11">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11"><text:span text:style-name="Command_20_Heading">set_wire_load_selection_group</text:span></text:p>
          </table:table-cell>
          <table:table-cell table:style-name="Table124.A1" office:value-type="string">
            <text:p text:style-name="P11"><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1"><text:span text:style-name="Command_20_Argument">library</text:span></text:p>
          </table:table-cell>
          <table:table-cell table:style-name="Table124.A2" office:value-type="string">
            <text:p text:style-name="P11">Library to look for <text:span text:style-name="T3">group_name</text:span>.</text:p>
          </table:table-cell>
        </table:table-row>
        <table:table-row table:style-name="Table124.1">
          <table:table-cell table:style-name="Table124.A2" office:value-type="string">
            <text:p text:style-name="P11">-max</text:p>
          </table:table-cell>
          <table:table-cell table:style-name="Table124.A2" office:value-type="string">
            <text:p text:style-name="P11">The wire load selection is for maximum path delays.</text:p>
          </table:table-cell>
        </table:table-row>
        <table:table-row table:style-name="Table124.1">
          <table:table-cell table:style-name="Table124.A2" office:value-type="string">
            <text:p text:style-name="P11">-min</text:p>
          </table:table-cell>
          <table:table-cell table:style-name="Table124.A2" office:value-type="string">
            <text:p text:style-name="P11">The wire load selection is for minimum path delays.</text:p>
          </table:table-cell>
        </table:table-row>
        <table:table-row table:style-name="Table124.1">
          <table:table-cell table:style-name="Table124.A2" office:value-type="string">
            <text:p text:style-name="P11"><text:span text:style-name="Command_20_Argument">group_name</text:span></text:p>
          </table:table-cell>
          <table:table-cell table:style-name="Table124.A2" office:value-type="string">
            <text:p text:style-name="P11"><text:span text:style-name="Command_20_Argument"><text:span text:style-name="T7">A wire load selection group name.</text:span></text:span></text:p>
          </table:table-cell>
        </table:table-row>
        <table:table-row table:style-name="Table124.1">
          <table:table-cell table:style-name="Table124.A2" office:value-type="string">
            <text:p text:style-name="P11"><text:span text:style-name="Command_20_Argument">objects</text:span></text:p>
          </table:table-cell>
          <table:table-cell table:style-name="Table124.A2" office:value-type="string">
            <text:p text:style-name="P11">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1"><text:span text:style-name="Command_20_Heading">source</text:span></text:p>
          </table:table-cell>
          <table:table-cell table:style-name="Table125.A1" office:value-type="string">
            <text:p text:style-name="P11"><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1"><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1"><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1"><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1"><text:span text:style-name="Command_20_Heading">unset_case_analysis</text:span></text:p>
          </table:table-cell>
          <table:table-cell table:style-name="Table12.A1" office:value-type="string">
            <text:p text:style-name="P11"><text:span text:style-name="Command_20_Argument">port_or_pin_list</text:span></text:p>
          </table:table-cell>
        </table:table-row>
        <table:table-row table:style-name="Table12.1">
          <table:table-cell table:style-name="Table12.A2" office:value-type="string">
            <text:p text:style-name="P11"><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11"><text:span text:style-name="Command_20_Heading">unset_clock_latency</text:span></text:p>
          </table:table-cell>
          <table:table-cell table:style-name="Table20.A1" office:value-type="string">
            <text:p text:style-name="P11"><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1"><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1"><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1"><text:span text:style-name="Command_20_Heading">unset_clock_transition</text:span></text:p>
          </table:table-cell>
          <table:table-cell table:style-name="Table34.A1" office:value-type="string">
            <text:p text:style-name="P11"><text:span text:style-name="Command"><text:span text:style-name="T3">clocks</text:span></text:span></text:p>
          </table:table-cell>
        </table:table-row>
        <table:table-row table:style-name="Table34.1">
          <table:table-cell table:style-name="Table34.A2" office:value-type="string">
            <text:p text:style-name="P11"><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1"><text:span text:style-name="Command_20_Heading">unset_clock_uncertainty</text:span></text:p>
          </table:table-cell>
          <table:table-cell table:style-name="Table42.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3">from_clock</text:p>
          </table:table-cell>
          <table:table-cell table:style-name="Table42.A2" office:value-type="string">
            <text:p text:style-name="P11"/>
          </table:table-cell>
        </table:table-row>
        <table:table-row table:style-name="Table42.1">
          <table:table-cell table:style-name="Table42.A2" office:value-type="string">
            <text:p text:style-name="P13">to_clock</text:p>
          </table:table-cell>
          <table:table-cell table:style-name="Table42.A2" office:value-type="string">
            <text:p text:style-name="P11"/>
          </table:table-cell>
        </table:table-row>
        <table:table-row table:style-name="Table42.1">
          <table:table-cell table:style-name="Table42.A2" office:value-type="string">
            <text:p text:style-name="P11">-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1">-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1">-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1">-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1"><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11"><text:span text:style-name="Command_20_Heading">unset_data_check</text:span></text:p>
          </table:table-cell>
          <table:table-cell table:style-name="Table43.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3">from_object</text:p>
          </table:table-cell>
          <table:table-cell table:style-name="Table43.A2" office:value-type="string">
            <text:p text:style-name="P11">A pin used as the timing check reference.</text:p>
          </table:table-cell>
        </table:table-row>
        <table:table-row table:style-name="Table43.1">
          <table:table-cell table:style-name="Table43.A2" office:value-type="string">
            <text:p text:style-name="P13">to_object</text:p>
          </table:table-cell>
          <table:table-cell table:style-name="Table43.A2" office:value-type="string">
            <text:p text:style-name="P11">A pin that the setup/hold check is applied to.</text:p>
          </table:table-cell>
        </table:table-row>
        <table:table-row table:style-name="Table43.1">
          <table:table-cell table:style-name="Table43.A2" office:value-type="string">
            <text:p text:style-name="P11">-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1">-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1"><text:span text:style-name="Command_20_Heading">unset_disable_inferred_clock_gating</text:span></text:p>
          </table:table-cell>
          <table:table-cell table:style-name="Table44.A1" office:value-type="string">
            <text:p text:style-name="P11"><text:span text:style-name="Command_20_Argument">objects</text:span></text:p>
          </table:table-cell>
        </table:table-row>
        <table:table-row table:style-name="Table44.1">
          <table:table-cell table:style-name="Table44.A2" office:value-type="string">
            <text:p text:style-name="P11"><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1"><text:span text:style-name="Command_20_Heading">unset_disable_timing</text:span></text:p>
          </table:table-cell>
          <table:table-cell table:style-name="Table45.A1" office:value-type="string">
            <text:p text:style-name="P11">[-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3">from_port</text:p>
          </table:table-cell>
          <table:table-cell table:style-name="Table45.A2" office:value-type="string">
            <text:p text:style-name="P12"/>
          </table:table-cell>
        </table:table-row>
        <table:table-row table:style-name="Table45.1">
          <table:table-cell table:style-name="Table45.A2" office:value-type="string">
            <text:p text:style-name="P13">to_port</text:p>
          </table:table-cell>
          <table:table-cell table:style-name="Table45.A2" office:value-type="string">
            <text:p text:style-name="P12"/>
          </table:table-cell>
        </table:table-row>
        <table:table-row table:style-name="Table45.1">
          <table:table-cell table:style-name="Table45.A2" office:value-type="string">
            <text:p text:style-name="P1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11"><text:span text:style-name="Command_20_Heading">unset_input_delay</text:span></text:p>
          </table:table-cell>
          <table:table-cell table:style-name="Table46.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1">-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1">-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1">-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1">-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3">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1">-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1"><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1"><text:span text:style-name="Command_20_Heading">unset_output_delay</text:span></text:p>
          </table:table-cell>
          <table:table-cell table:style-name="Table47.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1">-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1">-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1">-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1">-min</text:p>
          </table:table-cell>
          <table:table-cell table:style-name="Table47.A2" office:value-type="string">
            <text:p text:style-name="P4">This is the maximum arrival time.</text:p>
          </table:table-cell>
        </table:table-row>
        <text:soft-page-break/>
        <table:table-row table:style-name="Table47.1">
          <table:table-cell table:style-name="Table47.A2" office:value-type="string">
            <text:p text:style-name="P13">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1">-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1"><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1"><text:span text:style-name="Command_20_Heading">unset_path_exceptions</text:span></text:p>
          </table:table-cell>
          <table:table-cell table:style-name="Table53.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1">-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1">-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1">-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1">-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1"><text:span text:style-name="Command_20_Heading">unset_propagated_clock</text:span></text:p>
          </table:table-cell>
          <table:table-cell table:style-name="Table48.A1" office:value-type="string">
            <text:p text:style-name="P13">objects</text:p>
          </table:table-cell>
        </table:table-row>
        <text:soft-page-break/>
        <table:table-row table:style-name="Table48.1">
          <table:table-cell table:style-name="Table48.A2" office:value-type="string">
            <text:p text:style-name="P1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1"><text:span text:style-name="Command_20_Heading">unset_timing_derate</text:span></text:p>
          </table:table-cell>
          <table:table-cell table:style-name="Table64.A1" office:value-type="string">
            <text:p text:style-name="P11"/>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1"><text:span text:style-name="Command_20_Heading">update_timing</text:span></text:p>
          </table:table-cell>
          <table:table-cell table:style-name="Table127.A1" office:value-type="string">
            <text:p text:style-name="P11"><text:span text:style-name="Command"><text:span text:style-name="T11">[-full]</text:span></text:span></text:p>
          </table:table-cell>
        </table:table-row>
        <table:table-row table:style-name="Table127.1">
          <table:table-cell table:style-name="Table127.A2" office:value-type="string">
            <text:p text:style-name="P11"><text:span text:style-name="Command_20_Heading"><text:span text:style-name="T5">-full</text:span></text:span></text:p>
          </table:table-cell>
          <table:table-cell table:style-name="Table127.A2" office:value-type="string">
            <text:p text:style-name="P11"><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1"><text:span text:style-name="Command_20_Heading">user_run_time</text:span></text:p>
          </table:table-cell>
          <table:table-cell table:style-name="Table128.A1" office:value-type="string">
            <text:p text:style-name="P11"><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1"><text:span text:style-name="Command_20_Heading">with_output_to_variable</text:span></text:p>
          </table:table-cell>
          <table:table-cell table:style-name="Table49.A1" office:value-type="string">
            <text:p text:style-name="P11"><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1"><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1"><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1"><text:span text:style-name="Command_20_Heading">write_sdc</text:span></text:p>
          </table:table-cell>
          <table:table-cell table:style-name="Table129.A1" office:value-type="string">
            <text:p text:style-name="P11">[-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1">-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3">digits</text:p>
          </table:table-cell>
          <table:table-cell table:style-name="Table129.A2" office:value-type="string">
            <text:p text:style-name="P4">The number of digits after the decimal point to report. <text:s/>The default is 4.</text:p>
          </table:table-cell>
        </table:table-row>
        <table:table-row table:style-name="Table129.1">
          <table:table-cell table:style-name="Table129.A2" office:value-type="string">
            <text:p text:style-name="P11"><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1"><text:span text:style-name="Command_20_Heading">write_sdf</text:span></text:p>
          </table:table-cell>
          <table:table-cell table:style-name="Table150.A1" office:value-type="string">
            <text:p text:style-name="P11"><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1"><text:span text:style-name="Command_20_Argument"><text:span text:style-name="T3">corner_name</text:span></text:span></text:p>
          </table:table-cell>
          <table:table-cell table:style-name="Table150.A2" office:value-type="string">
            <text:p text:style-name="P11">Process corner delays to write.</text:p>
          </table:table-cell>
        </table:table-row>
        <table:table-row table:style-name="Table150.1">
          <table:table-cell table:style-name="Table150.A2" office:value-type="string">
            <text:p text:style-name="P11">-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row table:style-name="Table150.1">
          <table:table-cell table:style-name="Table150.A2" office:value-type="string">
            <text:p text:style-name="P11">-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1">-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1">-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1"><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1"><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ext:s/>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1"><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ext:s/>The default value is <text:span text:style-name="Command">1</text:span>.</text:p>
      <table:table table:name="Table132" table:style-name="Table132">
        <table:table-column table:style-name="Table132.A"/>
        <table:table-column table:style-name="Table132.B"/>
        <table:table-row table:style-name="Table132.1">
          <table:table-cell table:style-name="Table132.A1" office:value-type="string">
            <text:p text:style-name="P1"><text:span text:style-name="Command_20_Heading">sta_report_default_digits</text:span></text:p>
          </table:table-cell>
          <table:table-cell table:style-name="Table132.A1" office:value-type="string">
            <text:p text:style-name="P11"><text:span text:style-name="Command_20_Argument"><text:span text:style-name="T7">integer</text:span></text:span></text:p>
          </table:table-cell>
        </table:table-row>
      </table:table>
      <text:p text:style-name="Body_20_first"><text:soft-page-break/>The number of digits to print after a decimal point. <text:s/>The default value is <text:span text:style-name="Command">2</text:span>.</text:p>
      <table:table table:name="Table133" table:style-name="Table133">
        <table:table-column table:style-name="Table133.A"/>
        <table:table-column table:style-name="Table133.B"/>
        <table:table-row table:style-name="Table133.1">
          <table:table-cell table:style-name="Table133.A1" office:value-type="string">
            <text:p text:style-name="P1"><text:span text:style-name="Command_20_Heading">sta_continue_on_error</text:span></text:p>
          </table:table-cell>
          <table:table-cell table:style-name="Table133.A1" office:value-type="string">
            <text:p text:style-name="P11"><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ext:s/>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1"><text:span text:style-name="Command_20_Heading">sta_propagate_all_clocks</text:span></text:p>
          </table:table-cell>
          <table:table-cell table:style-name="Table134.A1" office:value-type="string">
            <text:p text:style-name="P11"><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text:s/>If it is set before any clocks are defined it has the same effect as</text:p>
      <text:p text:style-name="Example_20__20_indented">set_propagated_clock [all_clocks]</text:p>
      <text:p text:style-name="Body">after all clocks have been defined. <text:s/><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1"><text:span text:style-name="Command_20_Heading">sta_propagate_gated_clock_enable</text:span></text:p>
          </table:table-cell>
          <table:table-cell table:style-name="Table136.A1" office:value-type="string">
            <text:p text:style-name="P11"><text:span text:style-name="Command_20_Argument"><text:span text:style-name="T7">0|1</text:span></text:span></text:p>
          </table:table-cell>
        </table:table-row>
      </table:table>
      <text:p text:style-name="Body_20_first">When set to 1, paths of gated clock enables are propagated through the clock gating instances. <text:s/>If the gated clock controls sequential elements setting <text:span text:style-name="Command_20_Heading"><text:span text:style-name="T6">sta_propagate_gated_clock_enable</text:span></text:span> to <text:span text:style-name="Command">0</text:span> prevents spurious paths from the clock enable. <text:s/>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1"><text:span text:style-name="Command_20_Heading">sta_crpr_mode</text:span></text:p>
          </table:table-cell>
          <table:table-cell table:style-name="Table137.A1" office:value-type="string">
            <text:p text:style-name="P11"><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text:s/>When <text:span text:style-name="Command">sta_crpr_mode</text:span> is <text:span text:style-name="Command">same_transition</text:span><text:span text:style-name="Command"><text:span text:style-name="T18">,</text:span></text:span> the pessimism is only removed if the path rise/fall transitions are the same. <text:s/>The default value is <text:span text:style-name="Command">same_pin</text:span>.</text:p>
      <table:table table:name="Table139" table:style-name="Table139">
        <table:table-column table:style-name="Table139.A"/>
        <table:table-column table:style-name="Table139.B"/>
        <table:table-row table:style-name="Table139.1">
          <table:table-cell table:style-name="Table139.A1" office:value-type="string">
            <text:p text:style-name="P11"><text:span text:style-name="Command_20_Heading">sta_gated_clock_checks_enabled</text:span></text:p>
          </table:table-cell>
          <table:table-cell table:style-name="Table139.A1" office:value-type="string">
            <text:p text:style-name="P11"><text:span text:style-name="Command_20_Argument"><text:span text:style-name="T7">0|1</text:span></text:span></text:p>
          </table:table-cell>
        </table:table-row>
      </table:table>
      <text:p text:style-name="Body_20_first">When <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ext:s/>The default value is </text:span><text:span text:style-name="Command">1</text:span><text:span text:style-name="Body_20_Char">.</text:span></text:p>
      <table:table table:name="Table140" table:style-name="Table140">
        <table:table-column table:style-name="Table140.A"/>
        <table:table-column table:style-name="Table140.B"/>
        <table:table-row table:style-name="Table140.1">
          <table:table-cell table:style-name="Table140.A1" office:value-type="string">
            <text:p text:style-name="P11"><text:span text:style-name="Command_20_Heading">sta_cond_default_arcs_enabled</text:span></text:p>
          </table:table-cell>
          <table:table-cell table:style-name="Table140.A1" office:value-type="string">
            <text:p text:style-name="P11"><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ext:s/>The default value is <text:span text:style-name="Command">1</text:span>.</text:p>
      <table:table table:name="Table141" table:style-name="Table141">
        <table:table-column table:style-name="Table141.A"/>
        <table:table-column table:style-name="Table141.B"/>
        <table:table-row table:style-name="Table141.1">
          <table:table-cell table:style-name="Table141.A1" office:value-type="string">
            <text:p text:style-name="P11"><text:span text:style-name="Command_20_Heading">sta_internal_bidirect_instance_paths_enabled</text:span></text:p>
          </table:table-cell>
          <table:table-cell table:style-name="Table141.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text:s/>When set to <text:span text:style-name="Command">1</text:span>, paths from bidirectional ports back into the instance are enabled. <text:s/>The default value is <text:span text:style-name="Command">0</text:span>.</text:p>
      <table:table table:name="Table142" table:style-name="Table142">
        <table:table-column table:style-name="Table142.A"/>
        <table:table-column table:style-name="Table142.B"/>
        <text:soft-page-break/>
        <table:table-row table:style-name="Table142.1">
          <table:table-cell table:style-name="Table142.A1" office:value-type="string">
            <text:p text:style-name="P11"><text:span text:style-name="Command_20_Heading">sta_bidirect_net_paths_enabled</text:span></text:p>
          </table:table-cell>
          <table:table-cell table:style-name="Table142.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text:s/>When set to <text:span text:style-name="Command">1</text:span>, paths from bidirectional paths from the net back into the instance are enabled. <text:s/>The default value is <text:span text:style-name="Command">0</text:span>.</text:p>
      <table:table table:name="Table143" table:style-name="Table143">
        <table:table-column table:style-name="Table143.A"/>
        <table:table-column table:style-name="Table143.B"/>
        <table:table-row table:style-name="Table143.1">
          <table:table-cell table:style-name="Table143.A1" office:value-type="string">
            <text:p text:style-name="P11"><text:span text:style-name="Command_20_Heading">sta_recovery_removal_checks_enabled</text:span></text:p>
          </table:table-cell>
          <table:table-cell table:style-name="Table143.A1" office:value-type="string">
            <text:p text:style-name="P11"><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ext:s/>The default value is </text:span><text:span text:style-name="Command">1</text:span><text:span text:style-name="Body_20_Char">.</text:span></text:p>
      <table:table table:name="Table144" table:style-name="Table144">
        <table:table-column table:style-name="Table144.A"/>
        <table:table-column table:style-name="Table144.B"/>
        <table:table-row table:style-name="Table144.1">
          <table:table-cell table:style-name="Table144.A1" office:value-type="string">
            <text:p text:style-name="P11"><text:span text:style-name="Command_20_Heading">sta_dynamic_loop_breaking</text:span></text:p>
          </table:table-cell>
          <table:table-cell table:style-name="Table144.A1" office:value-type="string">
            <text:p text:style-name="P11"><text:span text:style-name="Command_20_Argument"><text:span text:style-name="T7">0|1</text:span></text:span></text:p>
          </table:table-cell>
        </table:table-row>
      </table:table>
      <text:p text:style-name="Body_20_first">When <text:span text:style-name="Command">sta_dynamic_loop_breaking</text:span> <text:s/>is <text:span text:style-name="Command">0</text:span>, combinational logic loops are disabled by disabling a timing arc that closes the loop. <text:s/>When <text:span text:style-name="Command">sta_dynamic_loop_breaking</text:span> <text:s/>is <text:span text:style-name="Command">1</text:span>, all paths around the loop are reported. <text:span text:style-name="Body_20_Char"><text:s/>The default value is </text:span><text:span text:style-name="Command">0</text:span><text:span text:style-name="Body_20_Char">.</text:span></text:p>
      <table:table table:name="Table145" table:style-name="Table145">
        <table:table-column table:style-name="Table145.A"/>
        <table:table-column table:style-name="Table145.B"/>
        <table:table-row table:style-name="Table145.1">
          <table:table-cell table:style-name="Table145.A1" office:value-type="string">
            <text:p text:style-name="P11"><text:span text:style-name="Command_20_Heading">sta_preset_clear_arcs_enabled</text:span></text:p>
          </table:table-cell>
          <table:table-cell table:style-name="Table145.A1" office:value-type="string">
            <text:p text:style-name="P11"><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ext:s/>The default value is <text:span text:style-name="Command">0</text:span>.</text:p>
      <table:table table:name="Table146" table:style-name="Table146">
        <table:table-column table:style-name="Table146.A"/>
        <table:table-column table:style-name="Table146.B"/>
        <table:table-row table:style-name="Table146.1">
          <table:table-cell table:style-name="Table146.A1" office:value-type="string">
            <text:p text:style-name="P11"><text:span text:style-name="Command_20_Heading">sta_input_port_default_clock</text:span></text:p>
          </table:table-cell>
          <table:table-cell table:style-name="Table146.A1" office:value-type="string">
            <text:p text:style-name="P11"><text:span text:style-name="Command_20_Argument"><text:span text:style-name="T7">0|1</text:span></text:span></text:p>
          </table:table-cell>
        </table:table-row>
      </table:table>
      <text:p text:style-name="Body_20_first">When <text:span text:style-name="Command">sta_input_port_default_clock</text:span> is <text:span text:style-name="Command">1</text:span> a default input arrival is added for input ports that do not have an arrival time specified with the <text:span text:style-name="Command">set_input_delay</text:span> command. <text:s/>The default value is <text:span text:style-name="Command">0</text:span>.</text:p>
      <table:table table:name="Table148" table:style-name="Table148">
        <table:table-column table:style-name="Table148.A"/>
        <table:table-column table:style-name="Table148.B"/>
        <table:table-row table:style-name="Table148.1">
          <table:table-cell table:style-name="Table148.A1" office:value-type="string">
            <text:p text:style-name="P11"><text:span text:style-name="Command_20_Heading">sta_crpr_enabled</text:span></text:p>
          </table:table-cell>
          <table:table-cell table:style-name="Table148.A1" office:value-type="string">
            <text:p text:style-name="P11"><text:span text:style-name="Command_20_Argument"><text:span text:style-name="T7">0|1</text:span></text:span></text:p>
          </table:table-cell>
        </table:table-row>
      </table:table>
      <text:p text:style-name="Body_20_first">During min/max timing analysis for on_chip_variation the data and clock paths may overlap. <text:s/>For a setup check the maximum path delays are used for the data and the minimum path delays are used for the clock. <text:s/>Because the gates cannot simultaneously have minimum and maximum delays the timing check slack is pessimistic. This pessimism is known as Common Reconvergent Pesssimism Removal, or “CRPR”. Enabling CRPR slows down the analysis. <text:s/>The default value is <text:span text:style-name="T16">1</text:span><text:span text:style-name="Command">.</text:span></text:p>
      <table:table table:name="Table149" table:style-name="Table149">
        <table:table-column table:style-name="Table149.A"/>
        <table:table-column table:style-name="Table149.B"/>
        <table:table-row table:style-name="Table149.1">
          <table:table-cell table:style-name="Table149.A1" office:value-type="string">
            <text:p text:style-name="P11"><text:span text:style-name="Command_20_Heading">sta_report_unconstrained_paths</text:span></text:p>
          </table:table-cell>
          <table:table-cell table:style-name="Table149.A1" office:value-type="string">
            <text:p text:style-name="P11"><text:span text:style-name="Command_20_Argument"><text:span text:style-name="T7">0|1</text:span></text:span></text:p>
          </table:table-cell>
        </table:table-row>
      </table:table>
      <text:p text:style-name="Body_20_first">When <text:span text:style-name="T16">sta</text:span><text:span text:style-name="Command">_report_unconstrained_paths </text:span><text:span text:style-name="Body_20_Text_20_Char1">is </text:span><text:span text:style-name="Body_20_Text_20_Char1"><text:span text:style-name="T16">1</text:span></text:span><text:span text:style-name="Body_20_Text_20_Char1">, </text:span><text:span text:style-name="Command">report_checks</text:span><text:span text:style-name="Body_20_Text_20_Char1"> reports unconstrained paths if no constrained paths are found.</text:span></text:p>
      <text:p text:style-name="Body">The default value is <text:span text:style-name="Command">0</text:span>.</text:p>
      <text:p text:style-name="P24"/>
      <text:section text:style-name="Sect1" text:name="Section2">
        <text:p text:style-name="P19">Version 2.0, June 20, 2018<text:line-break/>Copyright (c) 2018,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P1">You should have received a copy of the GNU General Public License along with this program. <text:s/>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12</meta:editing-cycles>
    <meta:print-date>2011-02-05T01:56:00</meta:print-date>
    <meta:creation-date>2010-07-31T21:07:00</meta:creation-date>
    <dc:date>2018-11-26T09:14:52</dc:date>
    <meta:editing-duration>P12DT23H38M7S</meta:editing-duration>
    <meta:generator>OpenOffice/4.1.5$Unix OpenOffice.org_project/415m1$Build-9789</meta:generator>
    <meta:document-statistic meta:table-count="141" meta:image-count="0" meta:object-count="0" meta:page-count="65" meta:paragraph-count="1529" meta:word-count="11307" meta:character-count="763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